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#ffff38"/>
    </style:style>
    <style:style style:name="ce3" style:family="table-cell" style:parent-style-name="Default" style:data-style-name="N2">
      <style:table-cell-properties fo:background-color="#ff5429"/>
    </style:style>
    <style:style style:name="ce4" style:family="table-cell" style:parent-style-name="Default" style:data-style-name="N2">
      <style:table-cell-properties fo:background-color="#ff972f"/>
    </style:style>
    <style:style style:name="ce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number-columns-repeated="4" table:default-cell-style-name="ce5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2" table:default-cell-style-name="Default"/>
        <table:table-row table:style-name="ro1">
          <table:table-cell/>
          <table:table-cell office:value-type="string" calcext:value-type="string">
            <text:p>%</text:p>
          </table:table-cell>
          <table:table-cell table:number-columns-repeated="6"/>
          <table:table-cell office:value-type="string" calcext:value-type="string">
            <text:p>averag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table:number-columns-repeated="6"/>
          <table:table-cell office:value-type="string" calcext:value-type="string">
            <text:p>ge</text:p>
          </table:table-cell>
          <table:table-cell table:number-columns-repeated="10"/>
          <table:table-cell office:value-type="string" calcext:value-type="string">
            <text:p>ge0</text:p>
          </table:table-cell>
          <table:table-cell table:number-columns-repeated="10"/>
          <table:table-cell office:value-type="string" calcext:value-type="string">
            <text:p>ge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[.J4]/[.J4]" office:value-type="float" office:value="1" calcext:value-type="float">
            <text:p>1.00</text:p>
          </table:table-cell>
          <table:table-cell table:formula="of:=[.K4]/[.K4]" office:value-type="float" office:value="1" calcext:value-type="float">
            <text:p>1.00</text:p>
          </table:table-cell>
          <table:table-cell table:formula="of:=[.L4]/[.L4]" office:value-type="float" office:value="1" calcext:value-type="float">
            <text:p>1.00</text:p>
          </table:table-cell>
          <table:table-cell table:formula="of:=[.M4]/[.M4]" office:value-type="float" office:value="1" calcext:value-type="float">
            <text:p>1.00</text:p>
          </table:table-cell>
          <table:table-cell table:formula="of:=[.R4]/[.R4]" office:value-type="float" office:value="1" calcext:value-type="float">
            <text:p>1.00</text:p>
          </table:table-cell>
          <table:table-cell/>
          <table:table-cell office:value-type="string" calcext:value-type="string">
            <text:p>s</text:p>
          </table:table-cell>
          <table:table-cell table:formula="of:=AVERAGE([.U4];[.AF4])" office:value-type="float" office:value="90.3776585" calcext:value-type="float">
            <text:p>90.4</text:p>
          </table:table-cell>
          <table:table-cell table:formula="of:=AVERAGE([.V4];[.AG4])" office:value-type="float" office:value="42.494274" calcext:value-type="float">
            <text:p>42.5</text:p>
          </table:table-cell>
          <table:table-cell table:formula="of:=AVERAGE([.W4];[.AH4])" office:value-type="float" office:value="19.75" calcext:value-type="float">
            <text:p>19.8</text:p>
          </table:table-cell>
          <table:table-cell table:formula="of:=AVERAGE([.X4];[.AI4])" office:value-type="float" office:value="6.5" calcext:value-type="float">
            <text:p>6.5</text:p>
          </table:table-cell>
          <table:table-cell table:formula="of:=AVERAGE([.Y4];[.AJ4])" office:value-type="float" office:value="491" calcext:value-type="float">
            <text:p>491</text:p>
          </table:table-cell>
          <table:table-cell table:formula="of:=AVERAGE([.Z4];[.AK4])" office:value-type="float" office:value="309" calcext:value-type="float">
            <text:p>309</text:p>
          </table:table-cell>
          <table:table-cell table:formula="of:=AVERAGE([.AA4];[.AL4])" office:value-type="float" office:value="14" calcext:value-type="float">
            <text:p>14</text:p>
          </table:table-cell>
          <table:table-cell table:formula="of:=AVERAGE([.AB4];[.AM4])" office:value-type="float" office:value="14" calcext:value-type="float">
            <text:p>14</text:p>
          </table:table-cell>
          <table:table-cell table:formula="of:=AVERAGE([.AC4];[.AN4])" office:value-type="float" office:value="0.01154" calcext:value-type="float">
            <text:p>0.0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19.5" calcext:value-type="float">
            <text:p>19.5</text:p>
          </table:table-cell>
          <table:table-cell office:value-type="float" office:value="5" calcext:value-type="float">
            <text:p>5</text:p>
          </table:table-cell>
          <table:table-cell office:value-type="float" office:value="491" calcext:value-type="float">
            <text:p>49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1167" calcext:value-type="float">
            <text:p>0.0116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05.755317" calcext:value-type="float">
            <text:p>105.755317</text:p>
          </table:table-cell>
          <table:table-cell office:value-type="float" office:value="48.988548" calcext:value-type="float">
            <text:p>48.98854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91" calcext:value-type="float">
            <text:p>49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1141" calcext:value-type="float">
            <text:p>0.01141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[.J5]/[.J4]" office:value-type="float" office:value="0.243735220248044" calcext:value-type="float">
            <text:p>0.24</text:p>
          </table:table-cell>
          <table:table-cell table:formula="of:=[.K5]/[.K4]" office:value-type="float" office:value="0.37115640568421" calcext:value-type="float">
            <text:p>0.37</text:p>
          </table:table-cell>
          <table:table-cell table:formula="of:=[.L5]/[.L4]" office:value-type="float" office:value="0.134067670886076" calcext:value-type="float">
            <text:p>0.13</text:p>
          </table:table-cell>
          <table:table-cell table:formula="of:=[.M5]/[.M4]" office:value-type="float" office:value="1.15384615384615" calcext:value-type="float">
            <text:p>1.15</text:p>
          </table:table-cell>
          <table:table-cell table:formula="of:=[.R5]/[.R4]" office:value-type="float" office:value="472.321273830156" calcext:value-type="float">
            <text:p>472.32</text:p>
          </table:table-cell>
          <table:table-cell/>
          <table:table-cell office:value-type="string" calcext:value-type="string">
            <text:p>t</text:p>
          </table:table-cell>
          <table:table-cell table:formula="of:=AVERAGE([.U5];[.AF5])" office:value-type="float" office:value="22.0282185" calcext:value-type="float">
            <text:p>22.0</text:p>
          </table:table-cell>
          <table:table-cell table:formula="of:=AVERAGE([.V5];[.AG5])" office:value-type="float" office:value="15.772022" calcext:value-type="float">
            <text:p>15.8</text:p>
          </table:table-cell>
          <table:table-cell table:formula="of:=AVERAGE([.W5];[.AH5])" office:value-type="float" office:value="2.6478365" calcext:value-type="float">
            <text:p>2.6</text:p>
          </table:table-cell>
          <table:table-cell table:formula="of:=AVERAGE([.X5];[.AI5])" office:value-type="float" office:value="7.5" calcext:value-type="float">
            <text:p>7.5</text:p>
          </table:table-cell>
          <table:table-cell table:formula="of:=AVERAGE([.Y5];[.AJ5])" office:value-type="float" office:value="1825" calcext:value-type="float">
            <text:p>1825</text:p>
          </table:table-cell>
          <table:table-cell table:formula="of:=AVERAGE([.Z5];[.AK5])" office:value-type="float" office:value="411" calcext:value-type="float">
            <text:p>411</text:p>
          </table:table-cell>
          <table:table-cell table:formula="of:=AVERAGE([.AA5];[.AL5])" office:value-type="float" office:value="1246" calcext:value-type="float">
            <text:p>1246</text:p>
          </table:table-cell>
          <table:table-cell table:formula="of:=AVERAGE([.AB5];[.AM5])" office:value-type="float" office:value="524" calcext:value-type="float">
            <text:p>524</text:p>
          </table:table-cell>
          <table:table-cell table:formula="of:=AVERAGE([.AC5];[.AN5])" office:value-type="float" office:value="5.4505875" calcext:value-type="float">
            <text:p>5.45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5.601232" calcext:value-type="float">
            <text:p>5.601232</text:p>
          </table:table-cell>
          <table:table-cell office:value-type="float" office:value="4.415699" calcext:value-type="float">
            <text:p>4.415699</text:p>
          </table:table-cell>
          <table:table-cell office:value-type="float" office:value="1.127421" calcext:value-type="float">
            <text:p>1.127421</text:p>
          </table:table-cell>
          <table:table-cell office:value-type="float" office:value="5" calcext:value-type="float">
            <text:p>5</text:p>
          </table:table-cell>
          <table:table-cell office:value-type="float" office:value="1825" calcext:value-type="float">
            <text:p>1825</text:p>
          </table:table-cell>
          <table:table-cell office:value-type="float" office:value="411" calcext:value-type="float">
            <text:p>411</text:p>
          </table:table-cell>
          <table:table-cell office:value-type="float" office:value="1246" calcext:value-type="float">
            <text:p>1246</text:p>
          </table:table-cell>
          <table:table-cell office:value-type="float" office:value="524" calcext:value-type="float">
            <text:p>524</text:p>
          </table:table-cell>
          <table:table-cell office:value-type="float" office:value="2.977734" calcext:value-type="float">
            <text:p>2.977734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38.455205" calcext:value-type="float">
            <text:p>38.455205</text:p>
          </table:table-cell>
          <table:table-cell office:value-type="float" office:value="27.128345" calcext:value-type="float">
            <text:p>27.128345</text:p>
          </table:table-cell>
          <table:table-cell office:value-type="float" office:value="4.168252" calcext:value-type="float">
            <text:p>4.168252</text:p>
          </table:table-cell>
          <table:table-cell office:value-type="float" office:value="10" calcext:value-type="float">
            <text:p>10</text:p>
          </table:table-cell>
          <table:table-cell office:value-type="float" office:value="1825" calcext:value-type="float">
            <text:p>1825</text:p>
          </table:table-cell>
          <table:table-cell office:value-type="float" office:value="411" calcext:value-type="float">
            <text:p>411</text:p>
          </table:table-cell>
          <table:table-cell office:value-type="float" office:value="1246" calcext:value-type="float">
            <text:p>1246</text:p>
          </table:table-cell>
          <table:table-cell office:value-type="float" office:value="524" calcext:value-type="float">
            <text:p>524</text:p>
          </table:table-cell>
          <table:table-cell office:value-type="float" office:value="7.923441" calcext:value-type="float">
            <text:p>7.923441</text:p>
          </table:table-cell>
        </table:table-row>
        <table:table-row table:style-name="ro1">
          <table:table-cell/>
          <table:table-cell office:value-type="string" calcext:value-type="string">
            <text:p>cmul</text:p>
          </table:table-cell>
          <table:table-cell table:formula="of:=[.J6]/[.J4]" office:value-type="float" office:value="0.99249815705283" calcext:value-type="float">
            <text:p>0.99</text:p>
          </table:table-cell>
          <table:table-cell table:formula="of:=[.K6]/[.K4]" office:value-type="float" office:value="0.977706184602659" calcext:value-type="float">
            <text:p>0.98</text:p>
          </table:table-cell>
          <table:table-cell table:formula="of:=[.L6]/[.L4]" office:value-type="float" office:value="0.925869898734177" calcext:value-type="float">
            <text:p>0.93</text:p>
          </table:table-cell>
          <table:table-cell table:formula="of:=[.M6]/[.M4]" office:value-type="float" office:value="1.15384615384615" calcext:value-type="float">
            <text:p>1.15</text:p>
          </table:table-cell>
          <table:table-cell table:formula="of:=[.R6]/[.R4]" office:value-type="float" office:value="1609.90840554593" calcext:value-type="float">
            <text:p>1609.91</text:p>
          </table:table-cell>
          <table:table-cell/>
          <table:table-cell office:value-type="string" calcext:value-type="string">
            <text:p>cmul</text:p>
          </table:table-cell>
          <table:table-cell table:formula="of:=AVERAGE([.U6];[.AF6])" office:value-type="float" office:value="89.6996595" calcext:value-type="float">
            <text:p>89.7</text:p>
          </table:table-cell>
          <table:table-cell table:formula="of:=AVERAGE([.V6];[.AG6])" office:value-type="float" office:value="41.5469145" calcext:value-type="float">
            <text:p>41.5</text:p>
          </table:table-cell>
          <table:table-cell table:formula="of:=AVERAGE([.W6];[.AH6])" office:value-type="float" office:value="18.2859305" calcext:value-type="float">
            <text:p>18.3</text:p>
          </table:table-cell>
          <table:table-cell table:formula="of:=AVERAGE([.X6];[.AI6])" office:value-type="float" office:value="7.5" calcext:value-type="float">
            <text:p>7.5</text:p>
          </table:table-cell>
          <table:table-cell table:formula="of:=AVERAGE([.Y6];[.AJ6])" office:value-type="float" office:value="1927" calcext:value-type="float">
            <text:p>1927</text:p>
          </table:table-cell>
          <table:table-cell table:formula="of:=AVERAGE([.Z6];[.AK6])" office:value-type="float" office:value="615" calcext:value-type="float">
            <text:p>615</text:p>
          </table:table-cell>
          <table:table-cell table:formula="of:=AVERAGE([.AA6];[.AL6])" office:value-type="float" office:value="1246" calcext:value-type="float">
            <text:p>1246</text:p>
          </table:table-cell>
          <table:table-cell table:formula="of:=AVERAGE([.AB6];[.AM6])" office:value-type="float" office:value="524" calcext:value-type="float">
            <text:p>524</text:p>
          </table:table-cell>
          <table:table-cell table:formula="of:=AVERAGE([.AC6];[.AN6])" office:value-type="float" office:value="18.578343" calcext:value-type="float">
            <text:p>18.58</text:p>
          </table:table-cell>
          <table:table-cell/>
          <table:table-cell office:value-type="string" calcext:value-type="string">
            <text:p>cmul</text:p>
          </table:table-cell>
          <table:table-cell office:value-type="float" office:value="50.570686" calcext:value-type="float">
            <text:p>50.570686</text:p>
          </table:table-cell>
          <table:table-cell office:value-type="float" office:value="19.845487" calcext:value-type="float">
            <text:p>19.845487</text:p>
          </table:table-cell>
          <table:table-cell office:value-type="float" office:value="16.714286" calcext:value-type="float">
            <text:p>16.714286</text:p>
          </table:table-cell>
          <table:table-cell office:value-type="float" office:value="5" calcext:value-type="float">
            <text:p>5</text:p>
          </table:table-cell>
          <table:table-cell office:value-type="float" office:value="1927" calcext:value-type="float">
            <text:p>1927</text:p>
          </table:table-cell>
          <table:table-cell office:value-type="float" office:value="615" calcext:value-type="float">
            <text:p>615</text:p>
          </table:table-cell>
          <table:table-cell office:value-type="float" office:value="1246" calcext:value-type="float">
            <text:p>1246</text:p>
          </table:table-cell>
          <table:table-cell office:value-type="float" office:value="524" calcext:value-type="float">
            <text:p>524</text:p>
          </table:table-cell>
          <table:table-cell office:value-type="float" office:value="19.359445" calcext:value-type="float">
            <text:p>19.359445</text:p>
          </table:table-cell>
          <table:table-cell/>
          <table:table-cell office:value-type="string" calcext:value-type="string">
            <text:p>cmul</text:p>
          </table:table-cell>
          <table:table-cell office:value-type="float" office:value="128.828633" calcext:value-type="float">
            <text:p>128.828633</text:p>
          </table:table-cell>
          <table:table-cell office:value-type="float" office:value="63.248342" calcext:value-type="float">
            <text:p>63.248342</text:p>
          </table:table-cell>
          <table:table-cell office:value-type="float" office:value="19.857575" calcext:value-type="float">
            <text:p>19.857575</text:p>
          </table:table-cell>
          <table:table-cell office:value-type="float" office:value="10" calcext:value-type="float">
            <text:p>10</text:p>
          </table:table-cell>
          <table:table-cell office:value-type="float" office:value="1927" calcext:value-type="float">
            <text:p>1927</text:p>
          </table:table-cell>
          <table:table-cell office:value-type="float" office:value="615" calcext:value-type="float">
            <text:p>615</text:p>
          </table:table-cell>
          <table:table-cell office:value-type="float" office:value="1246" calcext:value-type="float">
            <text:p>1246</text:p>
          </table:table-cell>
          <table:table-cell office:value-type="float" office:value="524" calcext:value-type="float">
            <text:p>524</text:p>
          </table:table-cell>
          <table:table-cell office:value-type="float" office:value="17.797241" calcext:value-type="float">
            <text:p>17.797241</text:p>
          </table:table-cell>
        </table:table-row>
        <table:table-row table:style-name="ro1">
          <table:table-cell/>
          <table:table-cell office:value-type="string" calcext:value-type="string">
            <text:p>csum</text:p>
          </table:table-cell>
          <table:table-cell table:formula="of:=[.J7]/[.J4]" office:value-type="float" office:value="1.03028466377008" calcext:value-type="float">
            <text:p>1.03</text:p>
          </table:table-cell>
          <table:table-cell table:formula="of:=[.K7]/[.K4]" office:value-type="float" office:value="1.03745930569375" calcext:value-type="float">
            <text:p>1.04</text:p>
          </table:table-cell>
          <table:table-cell table:formula="of:=[.L7]/[.L4]" office:value-type="float" office:value="0.919783113924051" calcext:value-type="float">
            <text:p>0.92</text:p>
          </table:table-cell>
          <table:table-cell table:formula="of:=[.M7]/[.M4]" office:value-type="float" office:value="1.15384615384615" calcext:value-type="float">
            <text:p>1.15</text:p>
          </table:table-cell>
          <table:table-cell table:formula="of:=[.R7]/[.R4]" office:value-type="float" office:value="665.552339688042" calcext:value-type="float">
            <text:p>665.55</text:p>
          </table:table-cell>
          <table:table-cell/>
          <table:table-cell office:value-type="string" calcext:value-type="string">
            <text:p>csum</text:p>
          </table:table-cell>
          <table:table-cell table:formula="of:=AVERAGE([.U7];[.AF7])" office:value-type="float" office:value="93.1147155" calcext:value-type="float">
            <text:p>93.1</text:p>
          </table:table-cell>
          <table:table-cell table:formula="of:=AVERAGE([.V7];[.AG7])" office:value-type="float" office:value="44.08608" calcext:value-type="float">
            <text:p>44.1</text:p>
          </table:table-cell>
          <table:table-cell table:formula="of:=AVERAGE([.W7];[.AH7])" office:value-type="float" office:value="18.1657165" calcext:value-type="float">
            <text:p>18.2</text:p>
          </table:table-cell>
          <table:table-cell table:formula="of:=AVERAGE([.X7];[.AI7])" office:value-type="float" office:value="7.5" calcext:value-type="float">
            <text:p>7.5</text:p>
          </table:table-cell>
          <table:table-cell table:formula="of:=AVERAGE([.Y7];[.AJ7])" office:value-type="float" office:value="2029" calcext:value-type="float">
            <text:p>2029</text:p>
          </table:table-cell>
          <table:table-cell table:formula="of:=AVERAGE([.Z7];[.AK7])" office:value-type="float" office:value="615" calcext:value-type="float">
            <text:p>615</text:p>
          </table:table-cell>
          <table:table-cell table:formula="of:=AVERAGE([.AA7];[.AL7])" office:value-type="float" office:value="1246" calcext:value-type="float">
            <text:p>1246</text:p>
          </table:table-cell>
          <table:table-cell table:formula="of:=AVERAGE([.AB7];[.AM7])" office:value-type="float" office:value="524" calcext:value-type="float">
            <text:p>524</text:p>
          </table:table-cell>
          <table:table-cell table:formula="of:=AVERAGE([.AC7];[.AN7])" office:value-type="float" office:value="7.680474" calcext:value-type="float">
            <text:p>7.68</text:p>
          </table:table-cell>
          <table:table-cell/>
          <table:table-cell office:value-type="string" calcext:value-type="string">
            <text:p>csum</text:p>
          </table:table-cell>
          <table:table-cell office:value-type="float" office:value="63.147016" calcext:value-type="float">
            <text:p>63.147016</text:p>
          </table:table-cell>
          <table:table-cell office:value-type="float" office:value="29.745184" calcext:value-type="float">
            <text:p>29.745184</text:p>
          </table:table-cell>
          <table:table-cell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office:value-type="float" office:value="2029" calcext:value-type="float">
            <text:p>2029</text:p>
          </table:table-cell>
          <table:table-cell office:value-type="float" office:value="615" calcext:value-type="float">
            <text:p>615</text:p>
          </table:table-cell>
          <table:table-cell office:value-type="float" office:value="1246" calcext:value-type="float">
            <text:p>1246</text:p>
          </table:table-cell>
          <table:table-cell office:value-type="float" office:value="524" calcext:value-type="float">
            <text:p>524</text:p>
          </table:table-cell>
          <table:table-cell office:value-type="float" office:value="4.795668" calcext:value-type="float">
            <text:p>4.795668</text:p>
          </table:table-cell>
          <table:table-cell/>
          <table:table-cell office:value-type="string" calcext:value-type="string">
            <text:p>csum</text:p>
          </table:table-cell>
          <table:table-cell office:value-type="float" office:value="123.082415" calcext:value-type="float">
            <text:p>123.082415</text:p>
          </table:table-cell>
          <table:table-cell office:value-type="float" office:value="58.426976" calcext:value-type="float">
            <text:p>58.426976</text:p>
          </table:table-cell>
          <table:table-cell office:value-type="float" office:value="19.831433" calcext:value-type="float">
            <text:p>19.831433</text:p>
          </table:table-cell>
          <table:table-cell office:value-type="float" office:value="10" calcext:value-type="float">
            <text:p>10</text:p>
          </table:table-cell>
          <table:table-cell office:value-type="float" office:value="2029" calcext:value-type="float">
            <text:p>2029</text:p>
          </table:table-cell>
          <table:table-cell office:value-type="float" office:value="615" calcext:value-type="float">
            <text:p>615</text:p>
          </table:table-cell>
          <table:table-cell office:value-type="float" office:value="1246" calcext:value-type="float">
            <text:p>1246</text:p>
          </table:table-cell>
          <table:table-cell office:value-type="float" office:value="524" calcext:value-type="float">
            <text:p>524</text:p>
          </table:table-cell>
          <table:table-cell office:value-type="float" office:value="10.56528" calcext:value-type="float">
            <text:p>10.56528</text:p>
          </table:table-cell>
        </table:table-row>
        <table:table-row table:style-name="ro1">
          <table:table-cell/>
          <table:table-cell office:value-type="string" calcext:value-type="string">
            <text:p>Gs</text:p>
          </table:table-cell>
          <table:table-cell table:formula="of:=[.J8]/[.J4]" office:value-type="float" office:value="0.482535963243615" calcext:value-type="float">
            <text:p>0.48</text:p>
          </table:table-cell>
          <table:table-cell table:formula="of:=[.K8]/[.K4]" office:value-type="float" office:value="0.452618333943063" calcext:value-type="float">
            <text:p>0.45</text:p>
          </table:table-cell>
          <table:table-cell table:formula="of:=[.L8]/[.L4]" office:value-type="float" office:value="0.606329113924051" calcext:value-type="float">
            <text:p>0.61</text:p>
          </table:table-cell>
          <table:table-cell table:formula="of:=[.M8]/[.M4]" office:value-type="float" office:value="0.769230769230769" calcext:value-type="float">
            <text:p>0.77</text:p>
          </table:table-cell>
          <table:table-cell table:formula="of:=[.R8]/[.R4]" office:value-type="float" office:value="0.962608318890815" calcext:value-type="float">
            <text:p>0.96</text:p>
          </table:table-cell>
          <table:table-cell/>
          <table:table-cell office:value-type="string" calcext:value-type="string">
            <text:p>Gs</text:p>
          </table:table-cell>
          <table:table-cell table:formula="of:=AVERAGE([.U8];[.AF8])" office:value-type="float" office:value="43.6104705" calcext:value-type="float">
            <text:p>43.6</text:p>
          </table:table-cell>
          <table:table-cell table:formula="of:=AVERAGE([.V8];[.AG8])" office:value-type="float" office:value="19.2336875" calcext:value-type="float">
            <text:p>19.2</text:p>
          </table:table-cell>
          <table:table-cell table:formula="of:=AVERAGE([.W8];[.AH8])" office:value-type="float" office:value="11.975" calcext:value-type="float">
            <text:p>12.0</text:p>
          </table:table-cell>
          <table:table-cell table:formula="of:=AVERAGE([.X8];[.AI8])" office:value-type="float" office:value="5" calcext:value-type="float">
            <text:p>5.0</text:p>
          </table:table-cell>
          <table:table-cell table:formula="of:=AVERAGE([.Y8];[.AJ8])" office:value-type="float" office:value="485" calcext:value-type="float">
            <text:p>485</text:p>
          </table:table-cell>
          <table:table-cell table:formula="of:=AVERAGE([.Z8];[.AK8])" office:value-type="float" office:value="309" calcext:value-type="float">
            <text:p>309</text:p>
          </table:table-cell>
          <table:table-cell table:formula="of:=AVERAGE([.AA8];[.AL8])" office:value-type="float" office:value="8" calcext:value-type="float">
            <text:p>8</text:p>
          </table:table-cell>
          <table:table-cell table:formula="of:=AVERAGE([.AB8];[.AM8])" office:value-type="float" office:value="8" calcext:value-type="float">
            <text:p>8</text:p>
          </table:table-cell>
          <table:table-cell table:formula="of:=AVERAGE([.AC8];[.AN8])" office:value-type="float" office:value="0.0111085" calcext:value-type="float">
            <text:p>0.01</text:p>
          </table:table-cell>
          <table:table-cell/>
          <table:table-cell office:value-type="string" calcext:value-type="string">
            <text:p>Gs</text:p>
          </table:table-cell>
          <table:table-cell office:value-type="float" office:value="43.4087" calcext:value-type="float">
            <text:p>43.4087</text:p>
          </table:table-cell>
          <table:table-cell office:value-type="float" office:value="19.128088" calcext:value-type="float">
            <text:p>19.128088</text:p>
          </table:table-cell>
          <table:table-cell office:value-type="float" office:value="11.95" calcext:value-type="float">
            <text:p>11.95</text:p>
          </table:table-cell>
          <table:table-cell office:value-type="float" office:value="5" calcext:value-type="float">
            <text:p>5</text:p>
          </table:table-cell>
          <table:table-cell office:value-type="float" office:value="485" calcext:value-type="float">
            <text:p>485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1065" calcext:value-type="float">
            <text:p>0.01065</text:p>
          </table:table-cell>
          <table:table-cell/>
          <table:table-cell office:value-type="string" calcext:value-type="string">
            <text:p>Gs</text:p>
          </table:table-cell>
          <table:table-cell office:value-type="float" office:value="43.812241" calcext:value-type="float">
            <text:p>43.812241</text:p>
          </table:table-cell>
          <table:table-cell office:value-type="float" office:value="19.339287" calcext:value-type="float">
            <text:p>19.33928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85" calcext:value-type="float">
            <text:p>485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11567" calcext:value-type="float">
            <text:p>0.011567</text:p>
          </table:table-cell>
        </table:table-row>
        <table:table-row table:style-name="ro1">
          <table:table-cell/>
          <table:table-cell office:value-type="string" calcext:value-type="string">
            <text:p>Gcmul</text:p>
          </table:table-cell>
          <table:table-cell table:formula="of:=[.J9]/[.J4]" office:value-type="float" office:value="0.832021760112318" calcext:value-type="float">
            <text:p>0.83</text:p>
          </table:table-cell>
          <table:table-cell table:formula="of:=[.K9]/[.K4]" office:value-type="float" office:value="0.824710230371273" calcext:value-type="float">
            <text:p>0.82</text:p>
          </table:table-cell>
          <table:table-cell table:formula="of:=[.L9]/[.L4]" office:value-type="float" office:value="0.935443037974684" calcext:value-type="float">
            <text:p>0.94</text:p>
          </table:table-cell>
          <table:table-cell table:formula="of:=[.M9]/[.M4]" office:value-type="float" office:value="0.923076923076923" calcext:value-type="float">
            <text:p>0.92</text:p>
          </table:table-cell>
          <table:table-cell table:formula="of:=[.R9]/[.R4]" office:value-type="float" office:value="1837.86412478336" calcext:value-type="float">
            <text:p>1837.86</text:p>
          </table:table-cell>
          <table:table-cell/>
          <table:table-cell office:value-type="string" calcext:value-type="string">
            <text:p>Gcmul</text:p>
          </table:table-cell>
          <table:table-cell table:formula="of:=AVERAGE([.U9];[.AF9])" office:value-type="float" office:value="75.1961785" calcext:value-type="float">
            <text:p>75.2</text:p>
          </table:table-cell>
          <table:table-cell table:formula="of:=AVERAGE([.V9];[.AG9])" office:value-type="float" office:value="35.0454625" calcext:value-type="float">
            <text:p>35.0</text:p>
          </table:table-cell>
          <table:table-cell table:formula="of:=AVERAGE([.W9];[.AH9])" office:value-type="float" office:value="18.475" calcext:value-type="float">
            <text:p>18.5</text:p>
          </table:table-cell>
          <table:table-cell table:formula="of:=AVERAGE([.X9];[.AI9])" office:value-type="float" office:value="6" calcext:value-type="float">
            <text:p>6.0</text:p>
          </table:table-cell>
          <table:table-cell table:formula="of:=AVERAGE([.Y9];[.AJ9])" office:value-type="float" office:value="1921" calcext:value-type="float">
            <text:p>1921</text:p>
          </table:table-cell>
          <table:table-cell table:formula="of:=AVERAGE([.Z9];[.AK9])" office:value-type="float" office:value="615" calcext:value-type="float">
            <text:p>615</text:p>
          </table:table-cell>
          <table:table-cell table:formula="of:=AVERAGE([.AA9];[.AL9])" office:value-type="float" office:value="1240" calcext:value-type="float">
            <text:p>1240</text:p>
          </table:table-cell>
          <table:table-cell table:formula="of:=AVERAGE([.AB9];[.AM9])" office:value-type="float" office:value="518" calcext:value-type="float">
            <text:p>518</text:p>
          </table:table-cell>
          <table:table-cell table:formula="of:=AVERAGE([.AC9];[.AN9])" office:value-type="float" office:value="21.208952" calcext:value-type="float">
            <text:p>21.21</text:p>
          </table:table-cell>
          <table:table-cell/>
          <table:table-cell office:value-type="string" calcext:value-type="string">
            <text:p>Gcmul</text:p>
          </table:table-cell>
          <table:table-cell office:value-type="float" office:value="55.847859" calcext:value-type="float">
            <text:p>55.847859</text:p>
          </table:table-cell>
          <table:table-cell office:value-type="float" office:value="24.563078" calcext:value-type="float">
            <text:p>24.563078</text:p>
          </table:table-cell>
          <table:table-cell office:value-type="float" office:value="16.95" calcext:value-type="float">
            <text:p>16.95</text:p>
          </table:table-cell>
          <table:table-cell office:value-type="float" office:value="5" calcext:value-type="float">
            <text:p>5</text:p>
          </table:table-cell>
          <table:table-cell office:value-type="float" office:value="1921" calcext:value-type="float">
            <text:p>1921</text:p>
          </table:table-cell>
          <table:table-cell office:value-type="float" office:value="615" calcext:value-type="float">
            <text:p>615</text:p>
          </table:table-cell>
          <table:table-cell office:value-type="float" office:value="1240" calcext:value-type="float">
            <text:p>1240</text:p>
          </table:table-cell>
          <table:table-cell office:value-type="float" office:value="518" calcext:value-type="float">
            <text:p>518</text:p>
          </table:table-cell>
          <table:table-cell office:value-type="float" office:value="30.78493" calcext:value-type="float">
            <text:p>30.78493</text:p>
          </table:table-cell>
          <table:table-cell/>
          <table:table-cell office:value-type="string" calcext:value-type="string">
            <text:p>Gcmul</text:p>
          </table:table-cell>
          <table:table-cell office:value-type="float" office:value="94.544498" calcext:value-type="float">
            <text:p>94.544498</text:p>
          </table:table-cell>
          <table:table-cell office:value-type="float" office:value="45.527847" calcext:value-type="float">
            <text:p>45.52784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21" calcext:value-type="float">
            <text:p>1921</text:p>
          </table:table-cell>
          <table:table-cell office:value-type="float" office:value="615" calcext:value-type="float">
            <text:p>615</text:p>
          </table:table-cell>
          <table:table-cell office:value-type="float" office:value="1240" calcext:value-type="float">
            <text:p>1240</text:p>
          </table:table-cell>
          <table:table-cell office:value-type="float" office:value="518" calcext:value-type="float">
            <text:p>518</text:p>
          </table:table-cell>
          <table:table-cell office:value-type="float" office:value="11.632974" calcext:value-type="float">
            <text:p>11.632974</text:p>
          </table:table-cell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formula="of:=[.J10]/[.J4]" office:value-type="float" office:value="1.29836968502564" calcext:value-type="float">
            <text:p>1.30</text:p>
          </table:table-cell>
          <table:table-cell table:formula="of:=[.K10]/[.K4]" office:value-type="float" office:value="1.55922204954013" calcext:value-type="float">
            <text:p>1.56</text:p>
          </table:table-cell>
          <table:table-cell table:formula="of:=[.L10]/[.L4]" office:value-type="float" office:value="1" calcext:value-type="float">
            <text:p>1.00</text:p>
          </table:table-cell>
          <table:table-cell table:formula="of:=[.M10]/[.M4]" office:value-type="float" office:value="1.15384615384615" calcext:value-type="float">
            <text:p>1.15</text:p>
          </table:table-cell>
          <table:table-cell table:formula="of:=[.R10]/[.R4]" office:value-type="float" office:value="202.922227036395" calcext:value-type="float">
            <text:p>202.92</text:p>
          </table:table-cell>
          <table:table-cell/>
          <table:table-cell office:value-type="string" calcext:value-type="string">
            <text:p>mul</text:p>
          </table:table-cell>
          <table:table-cell table:formula="of:=AVERAGE([.U10];[.AF10])" office:value-type="float" office:value="117.343612" calcext:value-type="float">
            <text:p>117.3</text:p>
          </table:table-cell>
          <table:table-cell table:formula="of:=AVERAGE([.V10];[.AG10])" office:value-type="float" office:value="66.258009" calcext:value-type="float">
            <text:p>66.3</text:p>
          </table:table-cell>
          <table:table-cell table:formula="of:=AVERAGE([.W10];[.AH10])" office:value-type="float" office:value="19.75" calcext:value-type="float">
            <text:p>19.8</text:p>
          </table:table-cell>
          <table:table-cell table:formula="of:=AVERAGE([.X10];[.AI10])" office:value-type="float" office:value="7.5" calcext:value-type="float">
            <text:p>7.5</text:p>
          </table:table-cell>
          <table:table-cell table:formula="of:=AVERAGE([.Y10];[.AJ10])" office:value-type="float" office:value="1960" calcext:value-type="float">
            <text:p>1960</text:p>
          </table:table-cell>
          <table:table-cell table:formula="of:=AVERAGE([.Z10];[.AK10])" office:value-type="float" office:value="517" calcext:value-type="float">
            <text:p>517</text:p>
          </table:table-cell>
          <table:table-cell table:formula="of:=AVERAGE([.AA10];[.AL10])" office:value-type="float" office:value="1260" calcext:value-type="float">
            <text:p>1260</text:p>
          </table:table-cell>
          <table:table-cell table:formula="of:=AVERAGE([.AB10];[.AM10])" office:value-type="float" office:value="538" calcext:value-type="float">
            <text:p>538</text:p>
          </table:table-cell>
          <table:table-cell table:formula="of:=AVERAGE([.AC10];[.AN10])" office:value-type="float" office:value="2.3417225" calcext:value-type="float">
            <text:p>2.34</text:p>
          </table:table-cell>
          <table:table-cell/>
          <table:table-cell office:value-type="string" calcext:value-type="string">
            <text:p>mul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19.5" calcext:value-type="float">
            <text:p>19.5</text:p>
          </table:table-cell>
          <table:table-cell office:value-type="float" office:value="5" calcext:value-type="float">
            <text:p>5</text:p>
          </table:table-cell>
          <table:table-cell office:value-type="float" office:value="1960" calcext:value-type="float">
            <text:p>1960</text:p>
          </table:table-cell>
          <table:table-cell office:value-type="float" office:value="517" calcext:value-type="float">
            <text:p>517</text:p>
          </table:table-cell>
          <table:table-cell office:value-type="float" office:value="1260" calcext:value-type="float">
            <text:p>1260</text:p>
          </table:table-cell>
          <table:table-cell office:value-type="float" office:value="538" calcext:value-type="float">
            <text:p>538</text:p>
          </table:table-cell>
          <table:table-cell office:value-type="float" office:value="2.997345" calcext:value-type="float">
            <text:p>2.997345</text:p>
          </table:table-cell>
          <table:table-cell/>
          <table:table-cell office:value-type="string" calcext:value-type="string">
            <text:p>mul</text:p>
          </table:table-cell>
          <table:table-cell office:value-type="float" office:value="159.687224" calcext:value-type="float">
            <text:p>159.687224</text:p>
          </table:table-cell>
          <table:table-cell office:value-type="float" office:value="96.516018" calcext:value-type="float">
            <text:p>96.5160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60" calcext:value-type="float">
            <text:p>1960</text:p>
          </table:table-cell>
          <table:table-cell office:value-type="float" office:value="517" calcext:value-type="float">
            <text:p>517</text:p>
          </table:table-cell>
          <table:table-cell office:value-type="float" office:value="1260" calcext:value-type="float">
            <text:p>1260</text:p>
          </table:table-cell>
          <table:table-cell office:value-type="float" office:value="538" calcext:value-type="float">
            <text:p>538</text:p>
          </table:table-cell>
          <table:table-cell office:value-type="float" office:value="1.6861" calcext:value-type="float">
            <text:p>1.6861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[.J11]/[.J4]" office:value-type="float" office:value="1.17931659515167" calcext:value-type="float">
            <text:p>1.18</text:p>
          </table:table-cell>
          <table:table-cell table:formula="of:=[.K11]/[.K4]" office:value-type="float" office:value="1.25405634650918" calcext:value-type="float">
            <text:p>1.25</text:p>
          </table:table-cell>
          <table:table-cell table:formula="of:=[.L11]/[.L4]" office:value-type="float" office:value="1" calcext:value-type="float">
            <text:p>1.00</text:p>
          </table:table-cell>
          <table:table-cell table:formula="of:=[.M11]/[.M4]" office:value-type="float" office:value="1.15384615384615" calcext:value-type="float">
            <text:p>1.15</text:p>
          </table:table-cell>
          <table:table-cell table:formula="of:=[.R11]/[.R4]" office:value-type="float" office:value="194.349436741768" calcext:value-type="float">
            <text:p>194.35</text:p>
          </table:table-cell>
          <table:table-cell/>
          <table:table-cell office:value-type="string" calcext:value-type="string">
            <text:p>sum</text:p>
          </table:table-cell>
          <table:table-cell table:formula="of:=AVERAGE([.U11];[.AF11])" office:value-type="float" office:value="106.5838725" calcext:value-type="float">
            <text:p>106.6</text:p>
          </table:table-cell>
          <table:table-cell table:formula="of:=AVERAGE([.V11];[.AG11])" office:value-type="float" office:value="53.290214" calcext:value-type="float">
            <text:p>53.3</text:p>
          </table:table-cell>
          <table:table-cell table:formula="of:=AVERAGE([.W11];[.AH11])" office:value-type="float" office:value="19.75" calcext:value-type="float">
            <text:p>19.8</text:p>
          </table:table-cell>
          <table:table-cell table:formula="of:=AVERAGE([.X11];[.AI11])" office:value-type="float" office:value="7.5" calcext:value-type="float">
            <text:p>7.5</text:p>
          </table:table-cell>
          <table:table-cell table:formula="of:=AVERAGE([.Y11];[.AJ11])" office:value-type="float" office:value="1961" calcext:value-type="float">
            <text:p>1961</text:p>
          </table:table-cell>
          <table:table-cell table:formula="of:=AVERAGE([.Z11];[.AK11])" office:value-type="float" office:value="517" calcext:value-type="float">
            <text:p>517</text:p>
          </table:table-cell>
          <table:table-cell table:formula="of:=AVERAGE([.AA11];[.AL11])" office:value-type="float" office:value="1260" calcext:value-type="float">
            <text:p>1260</text:p>
          </table:table-cell>
          <table:table-cell table:formula="of:=AVERAGE([.AB11];[.AM11])" office:value-type="float" office:value="538" calcext:value-type="float">
            <text:p>538</text:p>
          </table:table-cell>
          <table:table-cell table:formula="of:=AVERAGE([.AC11];[.AN11])" office:value-type="float" office:value="2.2427925" calcext:value-type="float">
            <text:p>2.24</text:p>
          </table:table-cell>
          <table:table-cell/>
          <table:table-cell office:value-type="string" calcext:value-type="string">
            <text:p>sum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19.5" calcext:value-type="float">
            <text:p>19.5</text:p>
          </table:table-cell>
          <table:table-cell office:value-type="float" office:value="5" calcext:value-type="float">
            <text:p>5</text:p>
          </table:table-cell>
          <table:table-cell office:value-type="float" office:value="1961" calcext:value-type="float">
            <text:p>1961</text:p>
          </table:table-cell>
          <table:table-cell office:value-type="float" office:value="517" calcext:value-type="float">
            <text:p>517</text:p>
          </table:table-cell>
          <table:table-cell office:value-type="float" office:value="1260" calcext:value-type="float">
            <text:p>1260</text:p>
          </table:table-cell>
          <table:table-cell office:value-type="float" office:value="538" calcext:value-type="float">
            <text:p>538</text:p>
          </table:table-cell>
          <table:table-cell office:value-type="float" office:value="2.43402" calcext:value-type="float">
            <text:p>2.43402</text:p>
          </table:table-cell>
          <table:table-cell/>
          <table:table-cell office:value-type="string" calcext:value-type="string">
            <text:p>sum</text:p>
          </table:table-cell>
          <table:table-cell office:value-type="float" office:value="138.167745" calcext:value-type="float">
            <text:p>138.167745</text:p>
          </table:table-cell>
          <table:table-cell office:value-type="float" office:value="70.580428" calcext:value-type="float">
            <text:p>70.58042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61" calcext:value-type="float">
            <text:p>1961</text:p>
          </table:table-cell>
          <table:table-cell office:value-type="float" office:value="517" calcext:value-type="float">
            <text:p>517</text:p>
          </table:table-cell>
          <table:table-cell office:value-type="float" office:value="1260" calcext:value-type="float">
            <text:p>1260</text:p>
          </table:table-cell>
          <table:table-cell office:value-type="float" office:value="538" calcext:value-type="float">
            <text:p>538</text:p>
          </table:table-cell>
          <table:table-cell office:value-type="float" office:value="2.051565" calcext:value-type="float">
            <text:p>2.051565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string" calcext:value-type="string">
            <text:p>ggee</text:p>
          </table:table-cell>
          <table:table-cell table:number-columns-repeated="6"/>
          <table:table-cell office:value-type="string" calcext:value-type="string">
            <text:p>ggee</text:p>
          </table:table-cell>
          <table:table-cell table:number-columns-repeated="10"/>
          <table:table-cell office:value-type="string" calcext:value-type="string">
            <text:p>ggee0</text:p>
          </table:table-cell>
          <table:table-cell table:number-columns-repeated="10"/>
          <table:table-cell office:value-type="string" calcext:value-type="string">
            <text:p>ggee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[.J15]/[.J15]" office:value-type="float" office:value="1" calcext:value-type="float">
            <text:p>1.00</text:p>
          </table:table-cell>
          <table:table-cell table:formula="of:=[.K15]/[.K15]" office:value-type="float" office:value="1" calcext:value-type="float">
            <text:p>1.00</text:p>
          </table:table-cell>
          <table:table-cell table:formula="of:=[.L15]/[.L15]" office:value-type="float" office:value="1" calcext:value-type="float">
            <text:p>1.00</text:p>
          </table:table-cell>
          <table:table-cell table:formula="of:=[.M15]/[.M15]" office:value-type="float" office:value="1" calcext:value-type="float">
            <text:p>1.00</text:p>
          </table:table-cell>
          <table:table-cell table:formula="of:=[.R15]/[.R15]" office:value-type="float" office:value="1" calcext:value-type="float">
            <text:p>1.00</text:p>
          </table:table-cell>
          <table:table-cell/>
          <table:table-cell office:value-type="string" calcext:value-type="string">
            <text:p>s</text:p>
          </table:table-cell>
          <table:table-cell table:formula="of:=AVERAGE([.U15];[.AF15])" office:value-type="float" office:value="13.7146775" calcext:value-type="float">
            <text:p>13.7</text:p>
          </table:table-cell>
          <table:table-cell table:formula="of:=AVERAGE([.V15];[.AG15])" office:value-type="float" office:value="6.0694345" calcext:value-type="float">
            <text:p>6.1</text:p>
          </table:table-cell>
          <table:table-cell table:formula="of:=AVERAGE([.W15];[.AH15])" office:value-type="float" office:value="5" calcext:value-type="float">
            <text:p>5.0</text:p>
          </table:table-cell>
          <table:table-cell table:formula="of:=AVERAGE([.X15];[.AI15])" office:value-type="float" office:value="3" calcext:value-type="float">
            <text:p>3.0</text:p>
          </table:table-cell>
          <table:table-cell table:formula="of:=AVERAGE([.Y15];[.AJ15])" office:value-type="float" office:value="623" calcext:value-type="float">
            <text:p>623</text:p>
          </table:table-cell>
          <table:table-cell table:formula="of:=AVERAGE([.Z15];[.AK15])" office:value-type="float" office:value="413" calcext:value-type="float">
            <text:p>413</text:p>
          </table:table-cell>
          <table:table-cell table:formula="of:=AVERAGE([.AA15];[.AL15])" office:value-type="float" office:value="28" calcext:value-type="float">
            <text:p>28</text:p>
          </table:table-cell>
          <table:table-cell table:formula="of:=AVERAGE([.AB15];[.AM15])" office:value-type="float" office:value="28" calcext:value-type="float">
            <text:p>28</text:p>
          </table:table-cell>
          <table:table-cell table:formula="of:=AVERAGE([.AC15];[.AN15])" office:value-type="float" office:value="0.011145" calcext:value-type="float">
            <text:p>0.0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3.468205" calcext:value-type="float">
            <text:p>13.468205</text:p>
          </table:table-cell>
          <table:table-cell office:value-type="float" office:value="5.882024" calcext:value-type="float">
            <text:p>5.88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01251" calcext:value-type="float">
            <text:p>0.0125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3.96115" calcext:value-type="float">
            <text:p>13.96115</text:p>
          </table:table-cell>
          <table:table-cell office:value-type="float" office:value="6.256845" calcext:value-type="float">
            <text:p>6.2568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00978" calcext:value-type="float">
            <text:p>0.00978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[.J16]/[.J15]" office:value-type="float" office:value="0.145197617661808" calcext:value-type="float">
            <text:p>0.15</text:p>
          </table:table-cell>
          <table:table-cell table:formula="of:=[.K16]/[.K15]" office:value-type="float" office:value="0.208437375837897" calcext:value-type="float">
            <text:p>0.21</text:p>
          </table:table-cell>
          <table:table-cell table:formula="of:=[.L16]/[.L15]" office:value-type="float" office:value="0.0898375" calcext:value-type="float">
            <text:p>0.09</text:p>
          </table:table-cell>
          <table:table-cell table:formula="of:=[.M16]/[.M15]" office:value-type="float" office:value="1.66666666666667" calcext:value-type="float">
            <text:p>1.67</text:p>
          </table:table-cell>
          <table:table-cell table:formula="of:=[.R16]/[.R15]" office:value-type="float" office:value="1336.09479587259" calcext:value-type="float">
            <text:p>1336.09</text:p>
          </table:table-cell>
          <table:table-cell/>
          <table:table-cell office:value-type="string" calcext:value-type="string">
            <text:p>t</text:p>
          </table:table-cell>
          <table:table-cell table:formula="of:=AVERAGE([.U16];[.AF16])" office:value-type="float" office:value="1.9913385" calcext:value-type="float">
            <text:p>2.0</text:p>
          </table:table-cell>
          <table:table-cell table:formula="of:=AVERAGE([.V16];[.AG16])" office:value-type="float" office:value="1.265097" calcext:value-type="float">
            <text:p>1.3</text:p>
          </table:table-cell>
          <table:table-cell table:formula="of:=AVERAGE([.W16];[.AH16])" office:value-type="float" office:value="0.4491875" calcext:value-type="float">
            <text:p>0.4</text:p>
          </table:table-cell>
          <table:table-cell table:formula="of:=AVERAGE([.X16];[.AI16])" office:value-type="float" office:value="5" calcext:value-type="float">
            <text:p>5.0</text:p>
          </table:table-cell>
          <table:table-cell table:formula="of:=AVERAGE([.Y16];[.AJ16])" office:value-type="float" office:value="3291" calcext:value-type="float">
            <text:p>3291</text:p>
          </table:table-cell>
          <table:table-cell table:formula="of:=AVERAGE([.Z16];[.AK16])" office:value-type="float" office:value="617" calcext:value-type="float">
            <text:p>617</text:p>
          </table:table-cell>
          <table:table-cell table:formula="of:=AVERAGE([.AA16];[.AL16])" office:value-type="float" office:value="2492" calcext:value-type="float">
            <text:p>2492</text:p>
          </table:table-cell>
          <table:table-cell table:formula="of:=AVERAGE([.AB16];[.AM16])" office:value-type="float" office:value="1048" calcext:value-type="float">
            <text:p>1048</text:p>
          </table:table-cell>
          <table:table-cell table:formula="of:=AVERAGE([.AC16];[.AN16])" office:value-type="float" office:value="14.8907765" calcext:value-type="float">
            <text:p>14.89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3.055774" calcext:value-type="float">
            <text:p>3.055774</text:p>
          </table:table-cell>
          <table:table-cell office:value-type="float" office:value="2.019292" calcext:value-type="float">
            <text:p>2.019292</text:p>
          </table:table-cell>
          <table:table-cell office:value-type="float" office:value="0.656528" calcext:value-type="float">
            <text:p>0.656528</text:p>
          </table:table-cell>
          <table:table-cell office:value-type="float" office:value="5" calcext:value-type="float">
            <text:p>5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17.273252" calcext:value-type="float">
            <text:p>17.273252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926903" calcext:value-type="float">
            <text:p>0.926903</text:p>
          </table:table-cell>
          <table:table-cell office:value-type="float" office:value="0.510902" calcext:value-type="float">
            <text:p>0.510902</text:p>
          </table:table-cell>
          <table:table-cell office:value-type="float" office:value="0.241847" calcext:value-type="float">
            <text:p>0.241847</text:p>
          </table:table-cell>
          <table:table-cell office:value-type="float" office:value="5" calcext:value-type="float">
            <text:p>5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12.508301" calcext:value-type="float">
            <text:p>12.508301</text:p>
          </table:table-cell>
        </table:table-row>
        <table:table-row table:style-name="ro1">
          <table:table-cell/>
          <table:table-cell office:value-type="string" calcext:value-type="string">
            <text:p>cmul</text:p>
          </table:table-cell>
          <table:table-cell table:formula="of:=[.J17]/[.J15]" office:value-type="float" office:value="0.96741844640532" calcext:value-type="float">
            <text:p>0.97</text:p>
          </table:table-cell>
          <table:table-cell table:formula="of:=[.K17]/[.K15]" office:value-type="float" office:value="1.44768445890634" calcext:value-type="float">
            <text:p>1.45</text:p>
          </table:table-cell>
          <table:table-cell table:formula="of:=[.L17]/[.L15]" office:value-type="float" office:value="0.6242024" calcext:value-type="float">
            <text:p>0.62</text:p>
          </table:table-cell>
          <table:table-cell table:formula="of:=[.M17]/[.M15]" office:value-type="float" office:value="1.5" calcext:value-type="float">
            <text:p>1.50</text:p>
          </table:table-cell>
          <table:table-cell table:formula="of:=[.R17]/[.R15]" office:value-type="float" office:value="9683.78703454464" calcext:value-type="float">
            <text:p>9683.79</text:p>
          </table:table-cell>
          <table:table-cell/>
          <table:table-cell office:value-type="string" calcext:value-type="string">
            <text:p>cmul</text:p>
          </table:table-cell>
          <table:table-cell table:formula="of:=AVERAGE([.U17];[.AF17])" office:value-type="float" office:value="13.267832" calcext:value-type="float">
            <text:p>13.3</text:p>
          </table:table-cell>
          <table:table-cell table:formula="of:=AVERAGE([.V17];[.AG17])" office:value-type="float" office:value="8.786626" calcext:value-type="float">
            <text:p>8.8</text:p>
          </table:table-cell>
          <table:table-cell table:formula="of:=AVERAGE([.W17];[.AH17])" office:value-type="float" office:value="3.121012" calcext:value-type="float">
            <text:p>3.1</text:p>
          </table:table-cell>
          <table:table-cell table:formula="of:=AVERAGE([.X17];[.AI17])" office:value-type="float" office:value="4.5" calcext:value-type="float">
            <text:p>4.5</text:p>
          </table:table-cell>
          <table:table-cell table:formula="of:=AVERAGE([.Y17];[.AJ17])" office:value-type="float" office:value="3495" calcext:value-type="float">
            <text:p>3495</text:p>
          </table:table-cell>
          <table:table-cell table:formula="of:=AVERAGE([.Z17];[.AK17])" office:value-type="float" office:value="1025" calcext:value-type="float">
            <text:p>1025</text:p>
          </table:table-cell>
          <table:table-cell table:formula="of:=AVERAGE([.AA17];[.AL17])" office:value-type="float" office:value="2492" calcext:value-type="float">
            <text:p>2492</text:p>
          </table:table-cell>
          <table:table-cell table:formula="of:=AVERAGE([.AB17];[.AM17])" office:value-type="float" office:value="1048" calcext:value-type="float">
            <text:p>1048</text:p>
          </table:table-cell>
          <table:table-cell table:formula="of:=AVERAGE([.AC17];[.AN17])" office:value-type="float" office:value="107.9258065" calcext:value-type="float">
            <text:p>107.93</text:p>
          </table:table-cell>
          <table:table-cell/>
          <table:table-cell office:value-type="string" calcext:value-type="string">
            <text:p>cmul</text:p>
          </table:table-cell>
          <table:table-cell office:value-type="float" office:value="11.931731" calcext:value-type="float">
            <text:p>11.931731</text:p>
          </table:table-cell>
          <table:table-cell office:value-type="float" office:value="8.284857" calcext:value-type="float">
            <text:p>8.284857</text:p>
          </table:table-cell>
          <table:table-cell office:value-type="float" office:value="3.056737" calcext:value-type="float">
            <text:p>3.056737</text:p>
          </table:table-cell>
          <table:table-cell office:value-type="float" office:value="4" calcext:value-type="float">
            <text:p>4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121.81545" calcext:value-type="float">
            <text:p>121.81545</text:p>
          </table:table-cell>
          <table:table-cell/>
          <table:table-cell office:value-type="string" calcext:value-type="string">
            <text:p>cmul</text:p>
          </table:table-cell>
          <table:table-cell office:value-type="float" office:value="14.603933" calcext:value-type="float">
            <text:p>14.603933</text:p>
          </table:table-cell>
          <table:table-cell office:value-type="float" office:value="9.288395" calcext:value-type="float">
            <text:p>9.288395</text:p>
          </table:table-cell>
          <table:table-cell office:value-type="float" office:value="3.185287" calcext:value-type="float">
            <text:p>3.185287</text:p>
          </table:table-cell>
          <table:table-cell office:value-type="float" office:value="5" calcext:value-type="float">
            <text:p>5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94.036163" calcext:value-type="float">
            <text:p>94.036163</text:p>
          </table:table-cell>
        </table:table-row>
        <table:table-row table:style-name="ro1">
          <table:table-cell/>
          <table:table-cell office:value-type="string" calcext:value-type="string">
            <text:p>csum</text:p>
          </table:table-cell>
          <table:table-cell table:formula="of:=[.J18]/[.J15]" office:value-type="float" office:value="0.670706912357217" calcext:value-type="float">
            <text:p>0.67</text:p>
          </table:table-cell>
          <table:table-cell table:formula="of:=[.K18]/[.K15]" office:value-type="float" office:value="1.12929268781136" calcext:value-type="float">
            <text:p>1.13</text:p>
          </table:table-cell>
          <table:table-cell table:formula="of:=[.L18]/[.L15]" office:value-type="float" office:value="0.4688722" calcext:value-type="float">
            <text:p>0.47</text:p>
          </table:table-cell>
          <table:table-cell table:formula="of:=[.M18]/[.M15]" office:value-type="float" office:value="1.5" calcext:value-type="float">
            <text:p>1.50</text:p>
          </table:table-cell>
          <table:table-cell table:formula="of:=[.R18]/[.R15]" office:value-type="float" office:value="1003.96357110812" calcext:value-type="float">
            <text:p>1003.96</text:p>
          </table:table-cell>
          <table:table-cell/>
          <table:table-cell office:value-type="string" calcext:value-type="string">
            <text:p>csum</text:p>
          </table:table-cell>
          <table:table-cell table:formula="of:=AVERAGE([.U18];[.AF18])" office:value-type="float" office:value="9.198529" calcext:value-type="float">
            <text:p>9.2</text:p>
          </table:table-cell>
          <table:table-cell table:formula="of:=AVERAGE([.V18];[.AG18])" office:value-type="float" office:value="6.854168" calcext:value-type="float">
            <text:p>6.9</text:p>
          </table:table-cell>
          <table:table-cell table:formula="of:=AVERAGE([.W18];[.AH18])" office:value-type="float" office:value="2.344361" calcext:value-type="float">
            <text:p>2.3</text:p>
          </table:table-cell>
          <table:table-cell table:formula="of:=AVERAGE([.X18];[.AI18])" office:value-type="float" office:value="4.5" calcext:value-type="float">
            <text:p>4.5</text:p>
          </table:table-cell>
          <table:table-cell table:formula="of:=AVERAGE([.Y18];[.AJ18])" office:value-type="float" office:value="3699" calcext:value-type="float">
            <text:p>3699</text:p>
          </table:table-cell>
          <table:table-cell table:formula="of:=AVERAGE([.Z18];[.AK18])" office:value-type="float" office:value="1025" calcext:value-type="float">
            <text:p>1025</text:p>
          </table:table-cell>
          <table:table-cell table:formula="of:=AVERAGE([.AA18];[.AL18])" office:value-type="float" office:value="2492" calcext:value-type="float">
            <text:p>2492</text:p>
          </table:table-cell>
          <table:table-cell table:formula="of:=AVERAGE([.AB18];[.AM18])" office:value-type="float" office:value="1048" calcext:value-type="float">
            <text:p>1048</text:p>
          </table:table-cell>
          <table:table-cell table:formula="of:=AVERAGE([.AC18];[.AN18])" office:value-type="float" office:value="11.189174" calcext:value-type="float">
            <text:p>11.19</text:p>
          </table:table-cell>
          <table:table-cell/>
          <table:table-cell office:value-type="string" calcext:value-type="string">
            <text:p>csum</text:p>
          </table:table-cell>
          <table:table-cell office:value-type="float" office:value="8.754787" calcext:value-type="float">
            <text:p>8.754787</text:p>
          </table:table-cell>
          <table:table-cell office:value-type="float" office:value="6.566165" calcext:value-type="float">
            <text:p>6.566165</text:p>
          </table:table-cell>
          <table:table-cell office:value-type="float" office:value="2.188722" calcext:value-type="float">
            <text:p>2.188722</text:p>
          </table:table-cell>
          <table:table-cell office:value-type="float" office:value="4" calcext:value-type="float">
            <text:p>4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17.997654" calcext:value-type="float">
            <text:p>17.997654</text:p>
          </table:table-cell>
          <table:table-cell/>
          <table:table-cell office:value-type="string" calcext:value-type="string">
            <text:p>csum</text:p>
          </table:table-cell>
          <table:table-cell office:value-type="float" office:value="9.642271" calcext:value-type="float">
            <text:p>9.642271</text:p>
          </table:table-cell>
          <table:table-cell office:value-type="float" office:value="7.142171" calcext:value-type="float">
            <text:p>7.14217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4.380694" calcext:value-type="float">
            <text:p>4.380694</text:p>
          </table:table-cell>
        </table:table-row>
        <table:table-row table:style-name="ro1">
          <table:table-cell/>
          <table:table-cell office:value-type="string" calcext:value-type="string">
            <text:p>Gs</text:p>
          </table:table-cell>
          <table:table-cell table:formula="of:=[.J19]/[.J15]" office:value-type="float" office:value="0.343050939404153" calcext:value-type="float">
            <text:p>0.34</text:p>
          </table:table-cell>
          <table:table-cell table:formula="of:=[.K19]/[.K15]" office:value-type="float" office:value="0.27232743017492" calcext:value-type="float">
            <text:p>0.27</text:p>
          </table:table-cell>
          <table:table-cell table:formula="of:=[.L19]/[.L15]" office:value-type="float" office:value="0.494833" calcext:value-type="float">
            <text:p>0.49</text:p>
          </table:table-cell>
          <table:table-cell table:formula="of:=[.M19]/[.M15]" office:value-type="float" office:value="0.5" calcext:value-type="float">
            <text:p>0.50</text:p>
          </table:table-cell>
          <table:table-cell table:formula="of:=[.R19]/[.R15]" office:value-type="float" office:value="0.9116644235083" calcext:value-type="float">
            <text:p>0.91</text:p>
          </table:table-cell>
          <table:table-cell/>
          <table:table-cell office:value-type="string" calcext:value-type="string">
            <text:p>Gs</text:p>
          </table:table-cell>
          <table:table-cell table:formula="of:=AVERAGE([.U19];[.AF19])" office:value-type="float" office:value="4.704833" calcext:value-type="float">
            <text:p>4.7</text:p>
          </table:table-cell>
          <table:table-cell table:formula="of:=AVERAGE([.V19];[.AG19])" office:value-type="float" office:value="1.6528735" calcext:value-type="float">
            <text:p>1.7</text:p>
          </table:table-cell>
          <table:table-cell table:formula="of:=AVERAGE([.W19];[.AH19])" office:value-type="float" office:value="2.474165" calcext:value-type="float">
            <text:p>2.5</text:p>
          </table:table-cell>
          <table:table-cell table:formula="of:=AVERAGE([.X19];[.AI19])" office:value-type="float" office:value="1.5" calcext:value-type="float">
            <text:p>1.5</text:p>
          </table:table-cell>
          <table:table-cell table:formula="of:=AVERAGE([.Y19];[.AJ19])" office:value-type="float" office:value="611" calcext:value-type="float">
            <text:p>611</text:p>
          </table:table-cell>
          <table:table-cell table:formula="of:=AVERAGE([.Z19];[.AK19])" office:value-type="float" office:value="413" calcext:value-type="float">
            <text:p>413</text:p>
          </table:table-cell>
          <table:table-cell table:formula="of:=AVERAGE([.AA19];[.AL19])" office:value-type="float" office:value="16" calcext:value-type="float">
            <text:p>16</text:p>
          </table:table-cell>
          <table:table-cell table:formula="of:=AVERAGE([.AB19];[.AM19])" office:value-type="float" office:value="16" calcext:value-type="float">
            <text:p>16</text:p>
          </table:table-cell>
          <table:table-cell table:formula="of:=AVERAGE([.AC19];[.AN19])" office:value-type="float" office:value="0.0101605" calcext:value-type="float">
            <text:p>0.01</text:p>
          </table:table-cell>
          <table:table-cell/>
          <table:table-cell office:value-type="string" calcext:value-type="string">
            <text:p>Gs</text:p>
          </table:table-cell>
          <table:table-cell office:value-type="float" office:value="6.833358" calcext:value-type="float">
            <text:p>6.833358</text:p>
          </table:table-cell>
          <table:table-cell office:value-type="float" office:value="2.677769" calcext:value-type="float">
            <text:p>2.67776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11" calcext:value-type="float">
            <text:p>611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08946" calcext:value-type="float">
            <text:p>0.008946</text:p>
          </table:table-cell>
          <table:table-cell/>
          <table:table-cell office:value-type="string" calcext:value-type="string">
            <text:p>Gs</text:p>
          </table:table-cell>
          <table:table-cell office:value-type="float" office:value="2.576308" calcext:value-type="float">
            <text:p>2.576308</text:p>
          </table:table-cell>
          <table:table-cell office:value-type="float" office:value="0.627978" calcext:value-type="float">
            <text:p>0.627978</text:p>
          </table:table-cell>
          <table:table-cell office:value-type="float" office:value="1.94833" calcext:value-type="float">
            <text:p>1.94833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11375" calcext:value-type="float">
            <text:p>0.011375</text:p>
          </table:table-cell>
        </table:table-row>
        <table:table-row table:style-name="ro1">
          <table:table-cell/>
          <table:table-cell office:value-type="string" calcext:value-type="string">
            <text:p>Gcmul</text:p>
          </table:table-cell>
          <table:table-cell table:formula="of:=[.J20]/[.J15]" office:value-type="float" office:value="0.0000364572918320536" calcext:value-type="float">
            <text:p>0.00</text:p>
          </table:table-cell>
          <table:table-cell table:formula="of:=[.K20]/[.K15]" office:value-type="float" office:value="0.0000659039981401892" calcext:value-type="float">
            <text:p>0.00</text:p>
          </table:table-cell>
          <table:table-cell table:formula="of:=[.L20]/[.L15]" office:value-type="float" office:value="0.00002" calcext:value-type="float">
            <text:p>0.00</text:p>
          </table:table-cell>
          <table:table-cell table:formula="of:=[.M20]/[.M15]" office:value-type="float" office:value="1.33333333333333" calcext:value-type="float">
            <text:p>1.33</text:p>
          </table:table-cell>
          <table:table-cell table:formula="of:=[.R20]/[.R15]" office:value-type="float" office:value="7935.01888739345" calcext:value-type="float">
            <text:p>7935.02</text:p>
          </table:table-cell>
          <table:table-cell/>
          <table:table-cell office:value-type="string" calcext:value-type="string">
            <text:p>Gcmul</text:p>
          </table:table-cell>
          <table:table-cell table:formula="of:=AVERAGE([.U20];[.AF20])" office:value-type="float" office:value="0.0005" calcext:value-type="float">
            <text:p>0.0</text:p>
          </table:table-cell>
          <table:table-cell table:formula="of:=AVERAGE([.V20];[.AG20])" office:value-type="float" office:value="0.0004" calcext:value-type="float">
            <text:p>0.0</text:p>
          </table:table-cell>
          <table:table-cell table:formula="of:=AVERAGE([.W20];[.AH20])" office:value-type="float" office:value="0.0001" calcext:value-type="float">
            <text:p>0.0</text:p>
          </table:table-cell>
          <table:table-cell table:formula="of:=AVERAGE([.X20];[.AI20])" office:value-type="float" office:value="4" calcext:value-type="float">
            <text:p>4.0</text:p>
          </table:table-cell>
          <table:table-cell table:formula="of:=AVERAGE([.Y20];[.AJ20])" office:value-type="float" office:value="3483" calcext:value-type="float">
            <text:p>3483</text:p>
          </table:table-cell>
          <table:table-cell table:formula="of:=AVERAGE([.Z20];[.AK20])" office:value-type="float" office:value="1025" calcext:value-type="float">
            <text:p>1025</text:p>
          </table:table-cell>
          <table:table-cell table:formula="of:=AVERAGE([.AA20];[.AL20])" office:value-type="float" office:value="2480" calcext:value-type="float">
            <text:p>2480</text:p>
          </table:table-cell>
          <table:table-cell table:formula="of:=AVERAGE([.AB20];[.AM20])" office:value-type="float" office:value="1036" calcext:value-type="float">
            <text:p>1036</text:p>
          </table:table-cell>
          <table:table-cell table:formula="of:=AVERAGE([.AC20];[.AN20])" office:value-type="float" office:value="88.4357855" calcext:value-type="float">
            <text:p>88.44</text:p>
          </table:table-cell>
          <table:table-cell/>
          <table:table-cell office:value-type="string" calcext:value-type="string">
            <text:p>Gcmul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3483" calcext:value-type="float">
            <text:p>3483</text:p>
          </table:table-cell>
          <table:table-cell office:value-type="float" office:value="1025" calcext:value-type="float">
            <text:p>1025</text:p>
          </table:table-cell>
          <table:table-cell office:value-type="float" office:value="2480" calcext:value-type="float">
            <text:p>2480</text:p>
          </table:table-cell>
          <table:table-cell office:value-type="float" office:value="1036" calcext:value-type="float">
            <text:p>1036</text:p>
          </table:table-cell>
          <table:table-cell office:value-type="float" office:value="66.377674" calcext:value-type="float">
            <text:p>66.377674</text:p>
          </table:table-cell>
          <table:table-cell/>
          <table:table-cell office:value-type="string" calcext:value-type="string">
            <text:p>Gcmul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3483" calcext:value-type="float">
            <text:p>3483</text:p>
          </table:table-cell>
          <table:table-cell office:value-type="float" office:value="1025" calcext:value-type="float">
            <text:p>1025</text:p>
          </table:table-cell>
          <table:table-cell office:value-type="float" office:value="2480" calcext:value-type="float">
            <text:p>2480</text:p>
          </table:table-cell>
          <table:table-cell office:value-type="float" office:value="1036" calcext:value-type="float">
            <text:p>1036</text:p>
          </table:table-cell>
          <table:table-cell office:value-type="float" office:value="110.493897" calcext:value-type="float">
            <text:p>110.493897</text:p>
          </table:table-cell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formula="of:=[.J21]/[.J15]" office:value-type="float" office:value="1.33890928168016" calcext:value-type="float">
            <text:p>1.34</text:p>
          </table:table-cell>
          <table:table-cell table:formula="of:=[.K21]/[.K15]" office:value-type="float" office:value="1.47325628112471" calcext:value-type="float">
            <text:p>1.47</text:p>
          </table:table-cell>
          <table:table-cell table:formula="of:=[.L21]/[.L15]" office:value-type="float" office:value="1" calcext:value-type="float">
            <text:p>1.00</text:p>
          </table:table-cell>
          <table:table-cell table:formula="of:=[.M21]/[.M15]" office:value-type="float" office:value="1.66666666666667" calcext:value-type="float">
            <text:p>1.67</text:p>
          </table:table-cell>
          <table:table-cell table:formula="of:=[.R21]/[.R15]" office:value-type="float" office:value="837.83624943921" calcext:value-type="float">
            <text:p>837.84</text:p>
          </table:table-cell>
          <table:table-cell/>
          <table:table-cell office:value-type="string" calcext:value-type="string">
            <text:p>mul</text:p>
          </table:table-cell>
          <table:table-cell table:formula="of:=AVERAGE([.U21];[.AF21])" office:value-type="float" office:value="18.362709" calcext:value-type="float">
            <text:p>18.4</text:p>
          </table:table-cell>
          <table:table-cell table:formula="of:=AVERAGE([.V21];[.AG21])" office:value-type="float" office:value="8.9418325" calcext:value-type="float">
            <text:p>8.9</text:p>
          </table:table-cell>
          <table:table-cell table:formula="of:=AVERAGE([.W21];[.AH21])" office:value-type="float" office:value="5" calcext:value-type="float">
            <text:p>5.0</text:p>
          </table:table-cell>
          <table:table-cell table:formula="of:=AVERAGE([.X21];[.AI21])" office:value-type="float" office:value="5" calcext:value-type="float">
            <text:p>5.0</text:p>
          </table:table-cell>
          <table:table-cell table:formula="of:=AVERAGE([.Y21];[.AJ21])" office:value-type="float" office:value="3558" calcext:value-type="float">
            <text:p>3558</text:p>
          </table:table-cell>
          <table:table-cell table:formula="of:=AVERAGE([.Z21];[.AK21])" office:value-type="float" office:value="827" calcext:value-type="float">
            <text:p>827</text:p>
          </table:table-cell>
          <table:table-cell table:formula="of:=AVERAGE([.AA21];[.AL21])" office:value-type="float" office:value="2520" calcext:value-type="float">
            <text:p>2520</text:p>
          </table:table-cell>
          <table:table-cell table:formula="of:=AVERAGE([.AB21];[.AM21])" office:value-type="float" office:value="1076" calcext:value-type="float">
            <text:p>1076</text:p>
          </table:table-cell>
          <table:table-cell table:formula="of:=AVERAGE([.AC21];[.AN21])" office:value-type="float" office:value="9.337685" calcext:value-type="float">
            <text:p>9.34</text:p>
          </table:table-cell>
          <table:table-cell/>
          <table:table-cell office:value-type="string" calcext:value-type="string">
            <text:p>mul</text:p>
          </table:table-cell>
          <table:table-cell office:value-type="float" office:value="18.433098" calcext:value-type="float">
            <text:p>18.433098</text:p>
          </table:table-cell>
          <table:table-cell office:value-type="float" office:value="9.037927" calcext:value-type="float">
            <text:p>9.0379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office:value-type="float" office:value="7.607771" calcext:value-type="float">
            <text:p>7.607771</text:p>
          </table:table-cell>
          <table:table-cell/>
          <table:table-cell office:value-type="string" calcext:value-type="string">
            <text:p>mul</text:p>
          </table:table-cell>
          <table:table-cell office:value-type="float" office:value="18.29232" calcext:value-type="float">
            <text:p>18.29232</text:p>
          </table:table-cell>
          <table:table-cell office:value-type="float" office:value="8.845738" calcext:value-type="float">
            <text:p>8.8457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office:value-type="float" office:value="11.067599" calcext:value-type="float">
            <text:p>11.067599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[.J22]/[.J15]" office:value-type="float" office:value="1.34616431921203" calcext:value-type="float">
            <text:p>1.35</text:p>
          </table:table-cell>
          <table:table-cell table:formula="of:=[.K22]/[.K15]" office:value-type="float" office:value="1.49242709514371" calcext:value-type="float">
            <text:p>1.49</text:p>
          </table:table-cell>
          <table:table-cell table:formula="of:=[.L22]/[.L15]" office:value-type="float" office:value="1" calcext:value-type="float">
            <text:p>1.00</text:p>
          </table:table-cell>
          <table:table-cell table:formula="of:=[.M22]/[.M15]" office:value-type="float" office:value="1.66666666666667" calcext:value-type="float">
            <text:p>1.67</text:p>
          </table:table-cell>
          <table:table-cell table:formula="of:=[.R22]/[.R15]" office:value-type="float" office:value="801.616599371916" calcext:value-type="float">
            <text:p>801.62</text:p>
          </table:table-cell>
          <table:table-cell/>
          <table:table-cell office:value-type="string" calcext:value-type="string">
            <text:p>sum</text:p>
          </table:table-cell>
          <table:table-cell table:formula="of:=AVERAGE([.U22];[.AF22])" office:value-type="float" office:value="18.4622095" calcext:value-type="float">
            <text:p>18.5</text:p>
          </table:table-cell>
          <table:table-cell table:formula="of:=AVERAGE([.V22];[.AG22])" office:value-type="float" office:value="9.0581885" calcext:value-type="float">
            <text:p>9.1</text:p>
          </table:table-cell>
          <table:table-cell table:formula="of:=AVERAGE([.W22];[.AH22])" office:value-type="float" office:value="5" calcext:value-type="float">
            <text:p>5.0</text:p>
          </table:table-cell>
          <table:table-cell table:formula="of:=AVERAGE([.X22];[.AI22])" office:value-type="float" office:value="5" calcext:value-type="float">
            <text:p>5.0</text:p>
          </table:table-cell>
          <table:table-cell table:formula="of:=AVERAGE([.Y22];[.AJ22])" office:value-type="float" office:value="3559" calcext:value-type="float">
            <text:p>3559</text:p>
          </table:table-cell>
          <table:table-cell table:formula="of:=AVERAGE([.Z22];[.AK22])" office:value-type="float" office:value="827" calcext:value-type="float">
            <text:p>827</text:p>
          </table:table-cell>
          <table:table-cell table:formula="of:=AVERAGE([.AA22];[.AL22])" office:value-type="float" office:value="2520" calcext:value-type="float">
            <text:p>2520</text:p>
          </table:table-cell>
          <table:table-cell table:formula="of:=AVERAGE([.AB22];[.AM22])" office:value-type="float" office:value="1076" calcext:value-type="float">
            <text:p>1076</text:p>
          </table:table-cell>
          <table:table-cell table:formula="of:=AVERAGE([.AC22];[.AN22])" office:value-type="float" office:value="8.934017" calcext:value-type="float">
            <text:p>8.93</text:p>
          </table:table-cell>
          <table:table-cell/>
          <table:table-cell office:value-type="string" calcext:value-type="string">
            <text:p>sum</text:p>
          </table:table-cell>
          <table:table-cell office:value-type="float" office:value="18.430025" calcext:value-type="float">
            <text:p>18.430025</text:p>
          </table:table-cell>
          <table:table-cell office:value-type="float" office:value="9.035788" calcext:value-type="float">
            <text:p>9.03578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office:value-type="float" office:value="9.53011" calcext:value-type="float">
            <text:p>9.53011</text:p>
          </table:table-cell>
          <table:table-cell/>
          <table:table-cell office:value-type="string" calcext:value-type="string">
            <text:p>sum</text:p>
          </table:table-cell>
          <table:table-cell office:value-type="float" office:value="18.494394" calcext:value-type="float">
            <text:p>18.494394</text:p>
          </table:table-cell>
          <table:table-cell office:value-type="float" office:value="9.080589" calcext:value-type="float">
            <text:p>9.08058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office:value-type="float" office:value="8.337924" calcext:value-type="float">
            <text:p>8.337924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string" calcext:value-type="string">
            <text:p>eegg</text:p>
          </table:table-cell>
          <table:table-cell table:number-columns-repeated="6"/>
          <table:table-cell office:value-type="string" calcext:value-type="string">
            <text:p>eegg</text:p>
          </table:table-cell>
          <table:table-cell table:number-columns-repeated="10"/>
          <table:table-cell office:value-type="string" calcext:value-type="string">
            <text:p>eegg0</text:p>
          </table:table-cell>
          <table:table-cell table:number-columns-repeated="10"/>
          <table:table-cell office:value-type="string" calcext:value-type="string">
            <text:p>eegg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[.J26]/[.J26]" office:value-type="float" office:value="1" calcext:value-type="float">
            <text:p>1.00</text:p>
          </table:table-cell>
          <table:table-cell table:formula="of:=[.K26]/[.K26]" office:value-type="float" office:value="1" calcext:value-type="float">
            <text:p>1.00</text:p>
          </table:table-cell>
          <table:table-cell table:formula="of:=[.L26]/[.L26]" office:value-type="float" office:value="1" calcext:value-type="float">
            <text:p>1.00</text:p>
          </table:table-cell>
          <table:table-cell table:formula="of:=[.M26]/[.M26]" office:value-type="float" office:value="1" calcext:value-type="float">
            <text:p>1.00</text:p>
          </table:table-cell>
          <table:table-cell table:formula="of:=[.R26]/[.R26]" office:value-type="float" office:value="1" calcext:value-type="float">
            <text:p>1.00</text:p>
          </table:table-cell>
          <table:table-cell/>
          <table:table-cell office:value-type="string" calcext:value-type="string">
            <text:p>s</text:p>
          </table:table-cell>
          <table:table-cell table:formula="of:=AVERAGE([.U26];[.AF26])" office:value-type="float" office:value="14.820255" calcext:value-type="float">
            <text:p>14.8</text:p>
          </table:table-cell>
          <table:table-cell table:formula="of:=AVERAGE([.V26];[.AG26])" office:value-type="float" office:value="6.5299355" calcext:value-type="float">
            <text:p>6.5</text:p>
          </table:table-cell>
          <table:table-cell table:formula="of:=AVERAGE([.W26];[.AH26])" office:value-type="float" office:value="5" calcext:value-type="float">
            <text:p>5.0</text:p>
          </table:table-cell>
          <table:table-cell table:formula="of:=AVERAGE([.X26];[.AI26])" office:value-type="float" office:value="4" calcext:value-type="float">
            <text:p>4.0</text:p>
          </table:table-cell>
          <table:table-cell table:formula="of:=AVERAGE([.Y26];[.AJ26])" office:value-type="float" office:value="623" calcext:value-type="float">
            <text:p>623</text:p>
          </table:table-cell>
          <table:table-cell table:formula="of:=AVERAGE([.Z26];[.AK26])" office:value-type="float" office:value="413" calcext:value-type="float">
            <text:p>413</text:p>
          </table:table-cell>
          <table:table-cell table:formula="of:=AVERAGE([.AA26];[.AL26])" office:value-type="float" office:value="28" calcext:value-type="float">
            <text:p>28</text:p>
          </table:table-cell>
          <table:table-cell table:formula="of:=AVERAGE([.AB26];[.AM26])" office:value-type="float" office:value="28" calcext:value-type="float">
            <text:p>28</text:p>
          </table:table-cell>
          <table:table-cell table:formula="of:=AVERAGE([.AC26];[.AN26])" office:value-type="float" office:value="0.0103565" calcext:value-type="float">
            <text:p>0.0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5.388564" calcext:value-type="float">
            <text:p>15.388564</text:p>
          </table:table-cell>
          <table:table-cell office:value-type="float" office:value="6.722769" calcext:value-type="float">
            <text:p>6.72276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012588" calcext:value-type="float">
            <text:p>0.01258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4.251946" calcext:value-type="float">
            <text:p>14.251946</text:p>
          </table:table-cell>
          <table:table-cell office:value-type="float" office:value="6.337102" calcext:value-type="float">
            <text:p>6.337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008125" calcext:value-type="float">
            <text:p>0.008125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[.J27]/[.J26]" office:value-type="float" office:value="0.0414427417072108" calcext:value-type="float">
            <text:p>0.04</text:p>
          </table:table-cell>
          <table:table-cell table:formula="of:=[.K27]/[.K26]" office:value-type="float" office:value="0.0750931613336763" calcext:value-type="float">
            <text:p>0.08</text:p>
          </table:table-cell>
          <table:table-cell table:formula="of:=[.L27]/[.L26]" office:value-type="float" office:value="0.0247577" calcext:value-type="float">
            <text:p>0.02</text:p>
          </table:table-cell>
          <table:table-cell table:formula="of:=[.M27]/[.M26]" office:value-type="float" office:value="1.25" calcext:value-type="float">
            <text:p>1.25</text:p>
          </table:table-cell>
          <table:table-cell table:formula="of:=[.R27]/[.R26]" office:value-type="float" office:value="1296.39723844928" calcext:value-type="float">
            <text:p>1296.40</text:p>
          </table:table-cell>
          <table:table-cell/>
          <table:table-cell office:value-type="string" calcext:value-type="string">
            <text:p>t</text:p>
          </table:table-cell>
          <table:table-cell table:formula="of:=AVERAGE([.U27];[.AF27])" office:value-type="float" office:value="0.614192" calcext:value-type="float">
            <text:p>0.6</text:p>
          </table:table-cell>
          <table:table-cell table:formula="of:=AVERAGE([.V27];[.AG27])" office:value-type="float" office:value="0.4903535" calcext:value-type="float">
            <text:p>0.5</text:p>
          </table:table-cell>
          <table:table-cell table:formula="of:=AVERAGE([.W27];[.AH27])" office:value-type="float" office:value="0.1237885" calcext:value-type="float">
            <text:p>0.1</text:p>
          </table:table-cell>
          <table:table-cell table:formula="of:=AVERAGE([.X27];[.AI27])" office:value-type="float" office:value="5" calcext:value-type="float">
            <text:p>5.0</text:p>
          </table:table-cell>
          <table:table-cell table:formula="of:=AVERAGE([.Y27];[.AJ27])" office:value-type="float" office:value="3291" calcext:value-type="float">
            <text:p>3291</text:p>
          </table:table-cell>
          <table:table-cell table:formula="of:=AVERAGE([.Z27];[.AK27])" office:value-type="float" office:value="617" calcext:value-type="float">
            <text:p>617</text:p>
          </table:table-cell>
          <table:table-cell table:formula="of:=AVERAGE([.AA27];[.AL27])" office:value-type="float" office:value="2492" calcext:value-type="float">
            <text:p>2492</text:p>
          </table:table-cell>
          <table:table-cell table:formula="of:=AVERAGE([.AB27];[.AM27])" office:value-type="float" office:value="1048" calcext:value-type="float">
            <text:p>1048</text:p>
          </table:table-cell>
          <table:table-cell table:formula="of:=AVERAGE([.AC27];[.AN27])" office:value-type="float" office:value="13.426138" calcext:value-type="float">
            <text:p>13.43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.227884" calcext:value-type="float">
            <text:p>1.227884</text:p>
          </table:table-cell>
          <table:table-cell office:value-type="float" office:value="0.980307" calcext:value-type="float">
            <text:p>0.980307</text:p>
          </table:table-cell>
          <table:table-cell office:value-type="float" office:value="0.247477" calcext:value-type="float">
            <text:p>0.247477</text:p>
          </table:table-cell>
          <table:table-cell office:value-type="float" office:value="6" calcext:value-type="float">
            <text:p>6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21.197245" calcext:value-type="float">
            <text:p>21.197245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4" calcext:value-type="float">
            <text:p>4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5.655031" calcext:value-type="float">
            <text:p>5.655031</text:p>
          </table:table-cell>
        </table:table-row>
        <table:table-row table:style-name="ro1">
          <table:table-cell/>
          <table:table-cell office:value-type="string" calcext:value-type="string">
            <text:p>cmul</text:p>
          </table:table-cell>
          <table:table-cell table:formula="of:=[.J28]/[.J26]" office:value-type="float" office:value="1.36066565656259" calcext:value-type="float">
            <text:p>1.36</text:p>
          </table:table-cell>
          <table:table-cell table:formula="of:=[.K28]/[.K26]" office:value-type="float" office:value="1.82860496860957" calcext:value-type="float">
            <text:p>1.83</text:p>
          </table:table-cell>
          <table:table-cell table:formula="of:=[.L28]/[.L26]" office:value-type="float" office:value="0.7777778" calcext:value-type="float">
            <text:p>0.78</text:p>
          </table:table-cell>
          <table:table-cell table:formula="of:=[.M28]/[.M26]" office:value-type="float" office:value="1.5" calcext:value-type="float">
            <text:p>1.50</text:p>
          </table:table-cell>
          <table:table-cell table:formula="of:=[.R28]/[.R26]" office:value-type="float" office:value="34322.6919808816" calcext:value-type="float">
            <text:p>34322.69</text:p>
          </table:table-cell>
          <table:table-cell/>
          <table:table-cell office:value-type="string" calcext:value-type="string">
            <text:p>cmul</text:p>
          </table:table-cell>
          <table:table-cell table:formula="of:=AVERAGE([.U28];[.AF28])" office:value-type="float" office:value="20.165412" calcext:value-type="float">
            <text:p>20.2</text:p>
          </table:table-cell>
          <table:table-cell table:formula="of:=AVERAGE([.V28];[.AG28])" office:value-type="float" office:value="11.9406725" calcext:value-type="float">
            <text:p>11.9</text:p>
          </table:table-cell>
          <table:table-cell table:formula="of:=AVERAGE([.W28];[.AH28])" office:value-type="float" office:value="3.888889" calcext:value-type="float">
            <text:p>3.9</text:p>
          </table:table-cell>
          <table:table-cell table:formula="of:=AVERAGE([.X28];[.AI28])" office:value-type="float" office:value="6" calcext:value-type="float">
            <text:p>6.0</text:p>
          </table:table-cell>
          <table:table-cell table:formula="of:=AVERAGE([.Y28];[.AJ28])" office:value-type="float" office:value="3495" calcext:value-type="float">
            <text:p>3495</text:p>
          </table:table-cell>
          <table:table-cell table:formula="of:=AVERAGE([.Z28];[.AK28])" office:value-type="float" office:value="1025" calcext:value-type="float">
            <text:p>1025</text:p>
          </table:table-cell>
          <table:table-cell table:formula="of:=AVERAGE([.AA28];[.AL28])" office:value-type="float" office:value="2492" calcext:value-type="float">
            <text:p>2492</text:p>
          </table:table-cell>
          <table:table-cell table:formula="of:=AVERAGE([.AB28];[.AM28])" office:value-type="float" office:value="1048" calcext:value-type="float">
            <text:p>1048</text:p>
          </table:table-cell>
          <table:table-cell table:formula="of:=AVERAGE([.AC28];[.AN28])" office:value-type="float" office:value="355.4629595" calcext:value-type="float">
            <text:p>355.46</text:p>
          </table:table-cell>
          <table:table-cell/>
          <table:table-cell office:value-type="string" calcext:value-type="string">
            <text:p>cmul</text:p>
          </table:table-cell>
          <table:table-cell office:value-type="float" office:value="26.3785" calcext:value-type="float">
            <text:p>26.3785</text:p>
          </table:table-cell>
          <table:table-cell office:value-type="float" office:value="16.103567" calcext:value-type="float">
            <text:p>16.103567</text:p>
          </table:table-cell>
          <table:table-cell office:value-type="float" office:value="3.888889" calcext:value-type="float">
            <text:p>3.888889</text:p>
          </table:table-cell>
          <table:table-cell office:value-type="float" office:value="8" calcext:value-type="float">
            <text:p>8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99.749856" calcext:value-type="float">
            <text:p>99.749856</text:p>
          </table:table-cell>
          <table:table-cell/>
          <table:table-cell office:value-type="string" calcext:value-type="string">
            <text:p>cmul</text:p>
          </table:table-cell>
          <table:table-cell office:value-type="float" office:value="13.952324" calcext:value-type="float">
            <text:p>13.952324</text:p>
          </table:table-cell>
          <table:table-cell office:value-type="float" office:value="7.777778" calcext:value-type="float">
            <text:p>7.777778</text:p>
          </table:table-cell>
          <table:table-cell office:value-type="float" office:value="3.888889" calcext:value-type="float">
            <text:p>3.888889</text:p>
          </table:table-cell>
          <table:table-cell office:value-type="float" office:value="4" calcext:value-type="float">
            <text:p>4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611.176063" calcext:value-type="float">
            <text:p>611.176063</text:p>
          </table:table-cell>
        </table:table-row>
        <table:table-row table:style-name="ro1">
          <table:table-cell/>
          <table:table-cell office:value-type="string" calcext:value-type="string">
            <text:p>csum</text:p>
          </table:table-cell>
          <table:table-cell table:formula="of:=[.J29]/[.J26]" office:value-type="float" office:value="0.94226290303372" calcext:value-type="float">
            <text:p>0.94</text:p>
          </table:table-cell>
          <table:table-cell table:formula="of:=[.K29]/[.K26]" office:value-type="float" office:value="1.40668969854296" calcext:value-type="float">
            <text:p>1.41</text:p>
          </table:table-cell>
          <table:table-cell table:formula="of:=[.L29]/[.L26]" office:value-type="float" office:value="0.5285745" calcext:value-type="float">
            <text:p>0.53</text:p>
          </table:table-cell>
          <table:table-cell table:formula="of:=[.M29]/[.M26]" office:value-type="float" office:value="1.625" calcext:value-type="float">
            <text:p>1.63</text:p>
          </table:table-cell>
          <table:table-cell table:formula="of:=[.R29]/[.R26]" office:value-type="float" office:value="2005.99541350842" calcext:value-type="float">
            <text:p>2006.00</text:p>
          </table:table-cell>
          <table:table-cell/>
          <table:table-cell office:value-type="string" calcext:value-type="string">
            <text:p>csum</text:p>
          </table:table-cell>
          <table:table-cell table:formula="of:=AVERAGE([.U29];[.AF29])" office:value-type="float" office:value="13.9645765" calcext:value-type="float">
            <text:p>14.0</text:p>
          </table:table-cell>
          <table:table-cell table:formula="of:=AVERAGE([.V29];[.AG29])" office:value-type="float" office:value="9.185593" calcext:value-type="float">
            <text:p>9.2</text:p>
          </table:table-cell>
          <table:table-cell table:formula="of:=AVERAGE([.W29];[.AH29])" office:value-type="float" office:value="2.6428725" calcext:value-type="float">
            <text:p>2.6</text:p>
          </table:table-cell>
          <table:table-cell table:formula="of:=AVERAGE([.X29];[.AI29])" office:value-type="float" office:value="6.5" calcext:value-type="float">
            <text:p>6.5</text:p>
          </table:table-cell>
          <table:table-cell table:formula="of:=AVERAGE([.Y29];[.AJ29])" office:value-type="float" office:value="3699" calcext:value-type="float">
            <text:p>3699</text:p>
          </table:table-cell>
          <table:table-cell table:formula="of:=AVERAGE([.Z29];[.AK29])" office:value-type="float" office:value="1025" calcext:value-type="float">
            <text:p>1025</text:p>
          </table:table-cell>
          <table:table-cell table:formula="of:=AVERAGE([.AA29];[.AL29])" office:value-type="float" office:value="2492" calcext:value-type="float">
            <text:p>2492</text:p>
          </table:table-cell>
          <table:table-cell table:formula="of:=AVERAGE([.AB29];[.AM29])" office:value-type="float" office:value="1048" calcext:value-type="float">
            <text:p>1048</text:p>
          </table:table-cell>
          <table:table-cell table:formula="of:=AVERAGE([.AC29];[.AN29])" office:value-type="float" office:value="20.7750915" calcext:value-type="float">
            <text:p>20.78</text:p>
          </table:table-cell>
          <table:table-cell/>
          <table:table-cell office:value-type="string" calcext:value-type="string">
            <text:p>csum</text:p>
          </table:table-cell>
          <table:table-cell office:value-type="float" office:value="16.968197" calcext:value-type="float">
            <text:p>16.968197</text:p>
          </table:table-cell>
          <table:table-cell office:value-type="float" office:value="10.402501" calcext:value-type="float">
            <text:p>10.402501</text:p>
          </table:table-cell>
          <table:table-cell office:value-type="float" office:value="3.293574" calcext:value-type="float">
            <text:p>3.293574</text:p>
          </table:table-cell>
          <table:table-cell office:value-type="float" office:value="7" calcext:value-type="float">
            <text:p>7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26.029559" calcext:value-type="float">
            <text:p>26.029559</text:p>
          </table:table-cell>
          <table:table-cell/>
          <table:table-cell office:value-type="string" calcext:value-type="string">
            <text:p>csum</text:p>
          </table:table-cell>
          <table:table-cell office:value-type="float" office:value="10.960956" calcext:value-type="float">
            <text:p>10.960956</text:p>
          </table:table-cell>
          <table:table-cell office:value-type="float" office:value="7.968685" calcext:value-type="float">
            <text:p>7.968685</text:p>
          </table:table-cell>
          <table:table-cell office:value-type="float" office:value="1.992171" calcext:value-type="float">
            <text:p>1.992171</text:p>
          </table:table-cell>
          <table:table-cell office:value-type="float" office:value="6" calcext:value-type="float">
            <text:p>6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15.520624" calcext:value-type="float">
            <text:p>15.520624</text:p>
          </table:table-cell>
        </table:table-row>
        <table:table-row table:style-name="ro1">
          <table:table-cell/>
          <table:table-cell office:value-type="string" calcext:value-type="string">
            <text:p>Gs</text:p>
          </table:table-cell>
          <table:table-cell table:formula="of:=[.J30]/[.J26]" office:value-type="float" office:value="0.296582042616676" calcext:value-type="float">
            <text:p>0.30</text:p>
          </table:table-cell>
          <table:table-cell table:formula="of:=[.K30]/[.K26]" office:value-type="float" office:value="0.220156768776659" calcext:value-type="float">
            <text:p>0.22</text:p>
          </table:table-cell>
          <table:table-cell table:formula="of:=[.L30]/[.L26]" office:value-type="float" office:value="0.5559416" calcext:value-type="float">
            <text:p>0.56</text:p>
          </table:table-cell>
          <table:table-cell table:formula="of:=[.M30]/[.M26]" office:value-type="float" office:value="0.375" calcext:value-type="float">
            <text:p>0.38</text:p>
          </table:table-cell>
          <table:table-cell table:formula="of:=[.R30]/[.R26]" office:value-type="float" office:value="0.812533191715348" calcext:value-type="float">
            <text:p>0.81</text:p>
          </table:table-cell>
          <table:table-cell/>
          <table:table-cell office:value-type="string" calcext:value-type="string">
            <text:p>Gs</text:p>
          </table:table-cell>
          <table:table-cell table:formula="of:=AVERAGE([.U30];[.AF30])" office:value-type="float" office:value="4.3954215" calcext:value-type="float">
            <text:p>4.4</text:p>
          </table:table-cell>
          <table:table-cell table:formula="of:=AVERAGE([.V30];[.AG30])" office:value-type="float" office:value="1.4376095" calcext:value-type="float">
            <text:p>1.4</text:p>
          </table:table-cell>
          <table:table-cell table:formula="of:=AVERAGE([.W30];[.AH30])" office:value-type="float" office:value="2.779708" calcext:value-type="float">
            <text:p>2.8</text:p>
          </table:table-cell>
          <table:table-cell table:formula="of:=AVERAGE([.X30];[.AI30])" office:value-type="float" office:value="1.5" calcext:value-type="float">
            <text:p>1.5</text:p>
          </table:table-cell>
          <table:table-cell table:formula="of:=AVERAGE([.Y30];[.AJ30])" office:value-type="float" office:value="611" calcext:value-type="float">
            <text:p>611</text:p>
          </table:table-cell>
          <table:table-cell table:formula="of:=AVERAGE([.Z30];[.AK30])" office:value-type="float" office:value="413" calcext:value-type="float">
            <text:p>413</text:p>
          </table:table-cell>
          <table:table-cell table:formula="of:=AVERAGE([.AA30];[.AL30])" office:value-type="float" office:value="16" calcext:value-type="float">
            <text:p>16</text:p>
          </table:table-cell>
          <table:table-cell table:formula="of:=AVERAGE([.AB30];[.AM30])" office:value-type="float" office:value="16" calcext:value-type="float">
            <text:p>16</text:p>
          </table:table-cell>
          <table:table-cell table:formula="of:=AVERAGE([.AC30];[.AN30])" office:value-type="float" office:value="0.008415" calcext:value-type="float">
            <text:p>0.01</text:p>
          </table:table-cell>
          <table:table-cell/>
          <table:table-cell office:value-type="string" calcext:value-type="string">
            <text:p>Gs</text:p>
          </table:table-cell>
          <table:table-cell office:value-type="float" office:value="4.974101" calcext:value-type="float">
            <text:p>4.974101</text:p>
          </table:table-cell>
          <table:table-cell office:value-type="float" office:value="1.684382" calcext:value-type="float">
            <text:p>1.684382</text:p>
          </table:table-cell>
          <table:table-cell office:value-type="float" office:value="2.933511" calcext:value-type="float">
            <text:p>2.933511</text:p>
          </table:table-cell>
          <table:table-cell office:value-type="float" office:value="2" calcext:value-type="float">
            <text:p>2</text:p>
          </table:table-cell>
          <table:table-cell office:value-type="float" office:value="611" calcext:value-type="float">
            <text:p>611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08123" calcext:value-type="float">
            <text:p>0.008123</text:p>
          </table:table-cell>
          <table:table-cell/>
          <table:table-cell office:value-type="string" calcext:value-type="string">
            <text:p>Gs</text:p>
          </table:table-cell>
          <table:table-cell office:value-type="float" office:value="3.816742" calcext:value-type="float">
            <text:p>3.816742</text:p>
          </table:table-cell>
          <table:table-cell office:value-type="float" office:value="1.190837" calcext:value-type="float">
            <text:p>1.190837</text:p>
          </table:table-cell>
          <table:table-cell office:value-type="float" office:value="2.625905" calcext:value-type="float">
            <text:p>2.625905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08707" calcext:value-type="float">
            <text:p>0.008707</text:p>
          </table:table-cell>
        </table:table-row>
        <table:table-row table:style-name="ro1">
          <table:table-cell/>
          <table:table-cell office:value-type="string" calcext:value-type="string">
            <text:p>Gcmul</text:p>
          </table:table-cell>
          <table:table-cell table:formula="of:=[.J31]/[.J26]" office:value-type="float" office:value="1.32239580223147" calcext:value-type="float">
            <text:p>1.32</text:p>
          </table:table-cell>
          <table:table-cell table:formula="of:=[.K31]/[.K26]" office:value-type="float" office:value="1.67423820648764" calcext:value-type="float">
            <text:p>1.67</text:p>
          </table:table-cell>
          <table:table-cell table:formula="of:=[.L31]/[.L26]" office:value-type="float" office:value="0.98535" calcext:value-type="float">
            <text:p>0.99</text:p>
          </table:table-cell>
          <table:table-cell table:formula="of:=[.M31]/[.M26]" office:value-type="float" office:value="1" calcext:value-type="float">
            <text:p>1.00</text:p>
          </table:table-cell>
          <table:table-cell table:formula="of:=[.R31]/[.R26]" office:value-type="float" office:value="10039.8631294356" calcext:value-type="float">
            <text:p>10039.86</text:p>
          </table:table-cell>
          <table:table-cell/>
          <table:table-cell office:value-type="string" calcext:value-type="string">
            <text:p>Gcmul</text:p>
          </table:table-cell>
          <table:table-cell table:formula="of:=AVERAGE([.U31];[.AF31])" office:value-type="float" office:value="19.598243" calcext:value-type="float">
            <text:p>19.6</text:p>
          </table:table-cell>
          <table:table-cell table:formula="of:=AVERAGE([.V31];[.AG31])" office:value-type="float" office:value="10.9326675" calcext:value-type="float">
            <text:p>10.9</text:p>
          </table:table-cell>
          <table:table-cell table:formula="of:=AVERAGE([.W31];[.AH31])" office:value-type="float" office:value="4.92675" calcext:value-type="float">
            <text:p>4.9</text:p>
          </table:table-cell>
          <table:table-cell table:formula="of:=AVERAGE([.X31];[.AI31])" office:value-type="float" office:value="4" calcext:value-type="float">
            <text:p>4.0</text:p>
          </table:table-cell>
          <table:table-cell table:formula="of:=AVERAGE([.Y31];[.AJ31])" office:value-type="float" office:value="3483" calcext:value-type="float">
            <text:p>3483</text:p>
          </table:table-cell>
          <table:table-cell table:formula="of:=AVERAGE([.Z31];[.AK31])" office:value-type="float" office:value="1025" calcext:value-type="float">
            <text:p>1025</text:p>
          </table:table-cell>
          <table:table-cell table:formula="of:=AVERAGE([.AA31];[.AL31])" office:value-type="float" office:value="2480" calcext:value-type="float">
            <text:p>2480</text:p>
          </table:table-cell>
          <table:table-cell table:formula="of:=AVERAGE([.AB31];[.AM31])" office:value-type="float" office:value="1036" calcext:value-type="float">
            <text:p>1036</text:p>
          </table:table-cell>
          <table:table-cell table:formula="of:=AVERAGE([.AC31];[.AN31])" office:value-type="float" office:value="103.9778425" calcext:value-type="float">
            <text:p>103.98</text:p>
          </table:table-cell>
          <table:table-cell/>
          <table:table-cell office:value-type="string" calcext:value-type="string">
            <text:p>Gcmul</text:p>
          </table:table-cell>
          <table:table-cell office:value-type="float" office:value="17.932396" calcext:value-type="float">
            <text:p>17.932396</text:p>
          </table:table-cell>
          <table:table-cell office:value-type="float" office:value="9.732706" calcext:value-type="float">
            <text:p>9.732706</text:p>
          </table:table-cell>
          <table:table-cell office:value-type="float" office:value="4.944561" calcext:value-type="float">
            <text:p>4.944561</text:p>
          </table:table-cell>
          <table:table-cell office:value-type="float" office:value="3" calcext:value-type="float">
            <text:p>3</text:p>
          </table:table-cell>
          <table:table-cell office:value-type="float" office:value="3483" calcext:value-type="float">
            <text:p>3483</text:p>
          </table:table-cell>
          <table:table-cell office:value-type="float" office:value="1025" calcext:value-type="float">
            <text:p>1025</text:p>
          </table:table-cell>
          <table:table-cell office:value-type="float" office:value="2480" calcext:value-type="float">
            <text:p>2480</text:p>
          </table:table-cell>
          <table:table-cell office:value-type="float" office:value="1036" calcext:value-type="float">
            <text:p>1036</text:p>
          </table:table-cell>
          <table:table-cell office:value-type="float" office:value="128.005254" calcext:value-type="float">
            <text:p>128.005254</text:p>
          </table:table-cell>
          <table:table-cell/>
          <table:table-cell office:value-type="string" calcext:value-type="string">
            <text:p>Gcmul</text:p>
          </table:table-cell>
          <table:table-cell office:value-type="float" office:value="21.26409" calcext:value-type="float">
            <text:p>21.26409</text:p>
          </table:table-cell>
          <table:table-cell office:value-type="float" office:value="12.132629" calcext:value-type="float">
            <text:p>12.132629</text:p>
          </table:table-cell>
          <table:table-cell office:value-type="float" office:value="4.908939" calcext:value-type="float">
            <text:p>4.908939</text:p>
          </table:table-cell>
          <table:table-cell office:value-type="float" office:value="5" calcext:value-type="float">
            <text:p>5</text:p>
          </table:table-cell>
          <table:table-cell office:value-type="float" office:value="3483" calcext:value-type="float">
            <text:p>3483</text:p>
          </table:table-cell>
          <table:table-cell office:value-type="float" office:value="1025" calcext:value-type="float">
            <text:p>1025</text:p>
          </table:table-cell>
          <table:table-cell office:value-type="float" office:value="2480" calcext:value-type="float">
            <text:p>2480</text:p>
          </table:table-cell>
          <table:table-cell office:value-type="float" office:value="1036" calcext:value-type="float">
            <text:p>1036</text:p>
          </table:table-cell>
          <table:table-cell office:value-type="float" office:value="79.950431" calcext:value-type="float">
            <text:p>79.950431</text:p>
          </table:table-cell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formula="of:=[.J32]/[.J26]" office:value-type="float" office:value="2.13015079700046" calcext:value-type="float">
            <text:p>2.13</text:p>
          </table:table-cell>
          <table:table-cell table:formula="of:=[.K32]/[.K26]" office:value-type="float" office:value="2.77982592630509" calcext:value-type="float">
            <text:p>2.78</text:p>
          </table:table-cell>
          <table:table-cell table:formula="of:=[.L32]/[.L26]" office:value-type="float" office:value="1" calcext:value-type="float">
            <text:p>1.00</text:p>
          </table:table-cell>
          <table:table-cell table:formula="of:=[.M32]/[.M26]" office:value-type="float" office:value="1.875" calcext:value-type="float">
            <text:p>1.88</text:p>
          </table:table-cell>
          <table:table-cell table:formula="of:=[.R32]/[.R26]" office:value-type="float" office:value="1044.79013180128" calcext:value-type="float">
            <text:p>1044.79</text:p>
          </table:table-cell>
          <table:table-cell/>
          <table:table-cell office:value-type="string" calcext:value-type="string">
            <text:p>mul</text:p>
          </table:table-cell>
          <table:table-cell table:formula="of:=AVERAGE([.U32];[.AF32])" office:value-type="float" office:value="31.569378" calcext:value-type="float">
            <text:p>31.6</text:p>
          </table:table-cell>
          <table:table-cell table:formula="of:=AVERAGE([.V32];[.AG32])" office:value-type="float" office:value="18.152084" calcext:value-type="float">
            <text:p>18.2</text:p>
          </table:table-cell>
          <table:table-cell table:formula="of:=AVERAGE([.W32];[.AH32])" office:value-type="float" office:value="5" calcext:value-type="float">
            <text:p>5.0</text:p>
          </table:table-cell>
          <table:table-cell table:formula="of:=AVERAGE([.X32];[.AI32])" office:value-type="float" office:value="7.5" calcext:value-type="float">
            <text:p>7.5</text:p>
          </table:table-cell>
          <table:table-cell table:formula="of:=AVERAGE([.Y32];[.AJ32])" office:value-type="float" office:value="3558" calcext:value-type="float">
            <text:p>3558</text:p>
          </table:table-cell>
          <table:table-cell table:formula="of:=AVERAGE([.Z32];[.AK32])" office:value-type="float" office:value="827" calcext:value-type="float">
            <text:p>827</text:p>
          </table:table-cell>
          <table:table-cell table:formula="of:=AVERAGE([.AA32];[.AL32])" office:value-type="float" office:value="2520" calcext:value-type="float">
            <text:p>2520</text:p>
          </table:table-cell>
          <table:table-cell table:formula="of:=AVERAGE([.AB32];[.AM32])" office:value-type="float" office:value="1076" calcext:value-type="float">
            <text:p>1076</text:p>
          </table:table-cell>
          <table:table-cell table:formula="of:=AVERAGE([.AC32];[.AN32])" office:value-type="float" office:value="10.820369" calcext:value-type="float">
            <text:p>10.82</text:p>
          </table:table-cell>
          <table:table-cell/>
          <table:table-cell office:value-type="string" calcext:value-type="string">
            <text:p>mul</text:p>
          </table:table-cell>
          <table:table-cell office:value-type="float" office:value="24.266958" calcext:value-type="float">
            <text:p>24.266958</text:p>
          </table:table-cell>
          <table:table-cell office:value-type="float" office:value="14.786509" calcext:value-type="float">
            <text:p>14.7865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office:value-type="float" office:value="9.607824" calcext:value-type="float">
            <text:p>9.607824</text:p>
          </table:table-cell>
          <table:table-cell/>
          <table:table-cell office:value-type="string" calcext:value-type="string">
            <text:p>mul</text:p>
          </table:table-cell>
          <table:table-cell office:value-type="float" office:value="38.871798" calcext:value-type="float">
            <text:p>38.871798</text:p>
          </table:table-cell>
          <table:table-cell office:value-type="float" office:value="21.517659" calcext:value-type="float">
            <text:p>21.51765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office:value-type="float" office:value="12.032914" calcext:value-type="float">
            <text:p>12.032914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[.J33]/[.J26]" office:value-type="float" office:value="2.08620165442497" calcext:value-type="float">
            <text:p>2.09</text:p>
          </table:table-cell>
          <table:table-cell table:formula="of:=[.K33]/[.K26]" office:value-type="float" office:value="2.4952985370223" calcext:value-type="float">
            <text:p>2.50</text:p>
          </table:table-cell>
          <table:table-cell table:formula="of:=[.L33]/[.L26]" office:value-type="float" office:value="1" calcext:value-type="float">
            <text:p>1.00</text:p>
          </table:table-cell>
          <table:table-cell table:formula="of:=[.M33]/[.M26]" office:value-type="float" office:value="2.25" calcext:value-type="float">
            <text:p>2.25</text:p>
          </table:table-cell>
          <table:table-cell table:formula="of:=[.R33]/[.R26]" office:value-type="float" office:value="1890.56553855067" calcext:value-type="float">
            <text:p>1890.57</text:p>
          </table:table-cell>
          <table:table-cell/>
          <table:table-cell office:value-type="string" calcext:value-type="string">
            <text:p>sum</text:p>
          </table:table-cell>
          <table:table-cell table:formula="of:=AVERAGE([.U33];[.AF33])" office:value-type="float" office:value="30.9180405" calcext:value-type="float">
            <text:p>30.9</text:p>
          </table:table-cell>
          <table:table-cell table:formula="of:=AVERAGE([.V33];[.AG33])" office:value-type="float" office:value="16.2941385" calcext:value-type="float">
            <text:p>16.3</text:p>
          </table:table-cell>
          <table:table-cell table:formula="of:=AVERAGE([.W33];[.AH33])" office:value-type="float" office:value="5" calcext:value-type="float">
            <text:p>5.0</text:p>
          </table:table-cell>
          <table:table-cell table:formula="of:=AVERAGE([.X33];[.AI33])" office:value-type="float" office:value="9" calcext:value-type="float">
            <text:p>9.0</text:p>
          </table:table-cell>
          <table:table-cell table:formula="of:=AVERAGE([.Y33];[.AJ33])" office:value-type="float" office:value="3559" calcext:value-type="float">
            <text:p>3559</text:p>
          </table:table-cell>
          <table:table-cell table:formula="of:=AVERAGE([.Z33];[.AK33])" office:value-type="float" office:value="827" calcext:value-type="float">
            <text:p>827</text:p>
          </table:table-cell>
          <table:table-cell table:formula="of:=AVERAGE([.AA33];[.AL33])" office:value-type="float" office:value="2520" calcext:value-type="float">
            <text:p>2520</text:p>
          </table:table-cell>
          <table:table-cell table:formula="of:=AVERAGE([.AB33];[.AM33])" office:value-type="float" office:value="1076" calcext:value-type="float">
            <text:p>1076</text:p>
          </table:table-cell>
          <table:table-cell table:formula="of:=AVERAGE([.AC33];[.AN33])" office:value-type="float" office:value="19.579642" calcext:value-type="float">
            <text:p>19.58</text:p>
          </table:table-cell>
          <table:table-cell/>
          <table:table-cell office:value-type="string" calcext:value-type="string">
            <text:p>sum</text:p>
          </table:table-cell>
          <table:table-cell office:value-type="float" office:value="30.182372" calcext:value-type="float">
            <text:p>30.182372</text:p>
          </table:table-cell>
          <table:table-cell office:value-type="float" office:value="16.590677" calcext:value-type="float">
            <text:p>16.59067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office:value-type="float" office:value="34.609818" calcext:value-type="float">
            <text:p>34.609818</text:p>
          </table:table-cell>
          <table:table-cell/>
          <table:table-cell office:value-type="string" calcext:value-type="string">
            <text:p>sum</text:p>
          </table:table-cell>
          <table:table-cell office:value-type="float" office:value="31.653709" calcext:value-type="float">
            <text:p>31.653709</text:p>
          </table:table-cell>
          <table:table-cell office:value-type="float" office:value="15.9976" calcext:value-type="float">
            <text:p>15.99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office:value-type="float" office:value="4.549466" calcext:value-type="float">
            <text:p>4.549466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string" calcext:value-type="string">
            <text:p>gggg</text:p>
          </table:table-cell>
          <table:table-cell table:number-columns-repeated="6"/>
          <table:table-cell office:value-type="string" calcext:value-type="string">
            <text:p>gggg</text:p>
          </table:table-cell>
          <table:table-cell table:number-columns-repeated="10"/>
          <table:table-cell office:value-type="string" calcext:value-type="string">
            <text:p>gggg0</text:p>
          </table:table-cell>
          <table:table-cell table:number-columns-repeated="10"/>
          <table:table-cell office:value-type="string" calcext:value-type="string">
            <text:p>gggg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[.J37]/[.J37]" office:value-type="float" office:value="1" calcext:value-type="float">
            <text:p>1.00</text:p>
          </table:table-cell>
          <table:table-cell table:formula="of:=[.K37]/[.K37]" office:value-type="float" office:value="1" calcext:value-type="float">
            <text:p>1.00</text:p>
          </table:table-cell>
          <table:table-cell table:formula="of:=[.L37]/[.L37]" office:value-type="float" office:value="1" calcext:value-type="float">
            <text:p>1.00</text:p>
          </table:table-cell>
          <table:table-cell table:formula="of:=[.M37]/[.M37]" office:value-type="float" office:value="1" calcext:value-type="float">
            <text:p>1.00</text:p>
          </table:table-cell>
          <table:table-cell table:formula="of:=[.R37]/[.R37]" office:value-type="float" office:value="1" calcext:value-type="float">
            <text:p>1.00</text:p>
          </table:table-cell>
          <table:table-cell/>
          <table:table-cell office:value-type="string" calcext:value-type="string">
            <text:p>s</text:p>
          </table:table-cell>
          <table:table-cell table:formula="of:=AVERAGE([.U37];[.AF37])" office:value-type="float" office:value="13.6933835" calcext:value-type="float">
            <text:p>13.7</text:p>
          </table:table-cell>
          <table:table-cell table:formula="of:=AVERAGE([.V37];[.AG37])" office:value-type="float" office:value="6.070357" calcext:value-type="float">
            <text:p>6.1</text:p>
          </table:table-cell>
          <table:table-cell table:formula="of:=AVERAGE([.W37];[.AH37])" office:value-type="float" office:value="5" calcext:value-type="float">
            <text:p>5.0</text:p>
          </table:table-cell>
          <table:table-cell table:formula="of:=AVERAGE([.X37];[.AI37])" office:value-type="float" office:value="3" calcext:value-type="float">
            <text:p>3.0</text:p>
          </table:table-cell>
          <table:table-cell table:formula="of:=AVERAGE([.Y37];[.AJ37])" office:value-type="float" office:value="623" calcext:value-type="float">
            <text:p>623</text:p>
          </table:table-cell>
          <table:table-cell table:formula="of:=AVERAGE([.Z37];[.AK37])" office:value-type="float" office:value="413" calcext:value-type="float">
            <text:p>413</text:p>
          </table:table-cell>
          <table:table-cell table:formula="of:=AVERAGE([.AA37];[.AL37])" office:value-type="float" office:value="28" calcext:value-type="float">
            <text:p>28</text:p>
          </table:table-cell>
          <table:table-cell table:formula="of:=AVERAGE([.AB37];[.AM37])" office:value-type="float" office:value="28" calcext:value-type="float">
            <text:p>28</text:p>
          </table:table-cell>
          <table:table-cell table:formula="of:=AVERAGE([.AC37];[.AN37])" office:value-type="float" office:value="0.0051705" calcext:value-type="float">
            <text:p>0.0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3.439699" calcext:value-type="float">
            <text:p>13.439699</text:p>
          </table:table-cell>
          <table:table-cell office:value-type="float" office:value="5.860349" calcext:value-type="float">
            <text:p>5.86034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00495" calcext:value-type="float">
            <text:p>0.0049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3.947068" calcext:value-type="float">
            <text:p>13.947068</text:p>
          </table:table-cell>
          <table:table-cell office:value-type="float" office:value="6.280365" calcext:value-type="float">
            <text:p>6.2803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005391" calcext:value-type="float">
            <text:p>0.005391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[.J38]/[.J37]" office:value-type="float" office:value="0.25603222899585" calcext:value-type="float">
            <text:p>0.26</text:p>
          </table:table-cell>
          <table:table-cell table:formula="of:=[.K38]/[.K37]" office:value-type="float" office:value="0.246439047983504" calcext:value-type="float">
            <text:p>0.25</text:p>
          </table:table-cell>
          <table:table-cell table:formula="of:=[.L38]/[.L37]" office:value-type="float" office:value="0.2203884" calcext:value-type="float">
            <text:p>0.22</text:p>
          </table:table-cell>
          <table:table-cell table:formula="of:=[.M38]/[.M37]" office:value-type="float" office:value="1.66666666666667" calcext:value-type="float">
            <text:p>1.67</text:p>
          </table:table-cell>
          <table:table-cell table:formula="of:=[.R38]/[.R37]" office:value-type="float" office:value="1260.92660284305" calcext:value-type="float">
            <text:p>1260.93</text:p>
          </table:table-cell>
          <table:table-cell/>
          <table:table-cell office:value-type="string" calcext:value-type="string">
            <text:p>t</text:p>
          </table:table-cell>
          <table:table-cell table:formula="of:=AVERAGE([.U38];[.AF38])" office:value-type="float" office:value="3.5059475" calcext:value-type="float">
            <text:p>3.5</text:p>
          </table:table-cell>
          <table:table-cell table:formula="of:=AVERAGE([.V38];[.AG38])" office:value-type="float" office:value="1.495973" calcext:value-type="float">
            <text:p>1.5</text:p>
          </table:table-cell>
          <table:table-cell table:formula="of:=AVERAGE([.W38];[.AH38])" office:value-type="float" office:value="1.101942" calcext:value-type="float">
            <text:p>1.1</text:p>
          </table:table-cell>
          <table:table-cell table:formula="of:=AVERAGE([.X38];[.AI38])" office:value-type="float" office:value="5" calcext:value-type="float">
            <text:p>5.0</text:p>
          </table:table-cell>
          <table:table-cell table:formula="of:=AVERAGE([.Y38];[.AJ38])" office:value-type="float" office:value="3291" calcext:value-type="float">
            <text:p>3291</text:p>
          </table:table-cell>
          <table:table-cell table:formula="of:=AVERAGE([.Z38];[.AK38])" office:value-type="float" office:value="617" calcext:value-type="float">
            <text:p>617</text:p>
          </table:table-cell>
          <table:table-cell table:formula="of:=AVERAGE([.AA38];[.AL38])" office:value-type="float" office:value="2492" calcext:value-type="float">
            <text:p>2492</text:p>
          </table:table-cell>
          <table:table-cell table:formula="of:=AVERAGE([.AB38];[.AM38])" office:value-type="float" office:value="1048" calcext:value-type="float">
            <text:p>1048</text:p>
          </table:table-cell>
          <table:table-cell table:formula="of:=AVERAGE([.AC38];[.AN38])" office:value-type="float" office:value="6.519621" calcext:value-type="float">
            <text:p>6.52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2.797195" calcext:value-type="float">
            <text:p>2.797195</text:p>
          </table:table-cell>
          <table:table-cell office:value-type="float" office:value="1.30199" calcext:value-type="float">
            <text:p>1.30199</text:p>
          </table:table-cell>
          <table:table-cell office:value-type="float" office:value="0.809547" calcext:value-type="float">
            <text:p>0.809547</text:p>
          </table:table-cell>
          <table:table-cell office:value-type="float" office:value="5" calcext:value-type="float">
            <text:p>5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0.834888" calcext:value-type="float">
            <text:p>0.834888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4.2147" calcext:value-type="float">
            <text:p>4.2147</text:p>
          </table:table-cell>
          <table:table-cell office:value-type="float" office:value="1.689956" calcext:value-type="float">
            <text:p>1.689956</text:p>
          </table:table-cell>
          <table:table-cell office:value-type="float" office:value="1.394337" calcext:value-type="float">
            <text:p>1.394337</text:p>
          </table:table-cell>
          <table:table-cell office:value-type="float" office:value="5" calcext:value-type="float">
            <text:p>5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12.204354" calcext:value-type="float">
            <text:p>12.204354</text:p>
          </table:table-cell>
        </table:table-row>
        <table:table-row table:style-name="ro1">
          <table:table-cell/>
          <table:table-cell office:value-type="string" calcext:value-type="string">
            <text:p>cmul</text:p>
          </table:table-cell>
          <table:table-cell table:formula="of:=[.J39]/[.J37]" office:value-type="float" office:value="0.94696624833446" calcext:value-type="float">
            <text:p>0.95</text:p>
          </table:table-cell>
          <table:table-cell table:formula="of:=[.K39]/[.K37]" office:value-type="float" office:value="1.404199374106" calcext:value-type="float">
            <text:p>1.40</text:p>
          </table:table-cell>
          <table:table-cell table:formula="of:=[.L39]/[.L37]" office:value-type="float" office:value="0.5591146" calcext:value-type="float">
            <text:p>0.56</text:p>
          </table:table-cell>
          <table:table-cell table:formula="of:=[.M39]/[.M37]" office:value-type="float" office:value="1.66666666666667" calcext:value-type="float">
            <text:p>1.67</text:p>
          </table:table-cell>
          <table:table-cell table:formula="of:=[.R39]/[.R37]" office:value-type="float" office:value="1716.81462140992" calcext:value-type="float">
            <text:p>1716.81</text:p>
          </table:table-cell>
          <table:table-cell/>
          <table:table-cell office:value-type="string" calcext:value-type="string">
            <text:p>cmul</text:p>
          </table:table-cell>
          <table:table-cell table:formula="of:=AVERAGE([.U39];[.AF39])" office:value-type="float" office:value="12.967172" calcext:value-type="float">
            <text:p>13.0</text:p>
          </table:table-cell>
          <table:table-cell table:formula="of:=AVERAGE([.V39];[.AG39])" office:value-type="float" office:value="8.5239915" calcext:value-type="float">
            <text:p>8.5</text:p>
          </table:table-cell>
          <table:table-cell table:formula="of:=AVERAGE([.W39];[.AH39])" office:value-type="float" office:value="2.795573" calcext:value-type="float">
            <text:p>2.8</text:p>
          </table:table-cell>
          <table:table-cell table:formula="of:=AVERAGE([.X39];[.AI39])" office:value-type="float" office:value="5" calcext:value-type="float">
            <text:p>5.0</text:p>
          </table:table-cell>
          <table:table-cell table:formula="of:=AVERAGE([.Y39];[.AJ39])" office:value-type="float" office:value="3495" calcext:value-type="float">
            <text:p>3495</text:p>
          </table:table-cell>
          <table:table-cell table:formula="of:=AVERAGE([.Z39];[.AK39])" office:value-type="float" office:value="1025" calcext:value-type="float">
            <text:p>1025</text:p>
          </table:table-cell>
          <table:table-cell table:formula="of:=AVERAGE([.AA39];[.AL39])" office:value-type="float" office:value="2492" calcext:value-type="float">
            <text:p>2492</text:p>
          </table:table-cell>
          <table:table-cell table:formula="of:=AVERAGE([.AB39];[.AM39])" office:value-type="float" office:value="1048" calcext:value-type="float">
            <text:p>1048</text:p>
          </table:table-cell>
          <table:table-cell table:formula="of:=AVERAGE([.AC39];[.AN39])" office:value-type="float" office:value="8.87679" calcext:value-type="float">
            <text:p>8.88</text:p>
          </table:table-cell>
          <table:table-cell/>
          <table:table-cell office:value-type="string" calcext:value-type="string">
            <text:p>cmul</text:p>
          </table:table-cell>
          <table:table-cell office:value-type="float" office:value="11.614874" calcext:value-type="float">
            <text:p>11.614874</text:p>
          </table:table-cell>
          <table:table-cell office:value-type="float" office:value="7.635565" calcext:value-type="float">
            <text:p>7.635565</text:p>
          </table:table-cell>
          <table:table-cell office:value-type="float" office:value="2.426471" calcext:value-type="float">
            <text:p>2.426471</text:p>
          </table:table-cell>
          <table:table-cell office:value-type="float" office:value="5" calcext:value-type="float">
            <text:p>5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10.033106" calcext:value-type="float">
            <text:p>10.033106</text:p>
          </table:table-cell>
          <table:table-cell/>
          <table:table-cell office:value-type="string" calcext:value-type="string">
            <text:p>cmul</text:p>
          </table:table-cell>
          <table:table-cell office:value-type="float" office:value="14.31947" calcext:value-type="float">
            <text:p>14.31947</text:p>
          </table:table-cell>
          <table:table-cell office:value-type="float" office:value="9.412418" calcext:value-type="float">
            <text:p>9.412418</text:p>
          </table:table-cell>
          <table:table-cell office:value-type="float" office:value="3.164675" calcext:value-type="float">
            <text:p>3.164675</text:p>
          </table:table-cell>
          <table:table-cell office:value-type="float" office:value="5" calcext:value-type="float">
            <text:p>5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7.720474" calcext:value-type="float">
            <text:p>7.720474</text:p>
          </table:table-cell>
        </table:table-row>
        <table:table-row table:style-name="ro1">
          <table:table-cell/>
          <table:table-cell office:value-type="string" calcext:value-type="string">
            <text:p>csum</text:p>
          </table:table-cell>
          <table:table-cell table:formula="of:=[.J40]/[.J37]" office:value-type="float" office:value="0.555517451183632" calcext:value-type="float">
            <text:p>0.56</text:p>
          </table:table-cell>
          <table:table-cell table:formula="of:=[.K40]/[.K37]" office:value-type="float" office:value="1.01905217436141" calcext:value-type="float">
            <text:p>1.02</text:p>
          </table:table-cell>
          <table:table-cell table:formula="of:=[.L40]/[.L37]" office:value-type="float" office:value="0.3500383" calcext:value-type="float">
            <text:p>0.35</text:p>
          </table:table-cell>
          <table:table-cell table:formula="of:=[.M40]/[.M37]" office:value-type="float" office:value="1.66666666666667" calcext:value-type="float">
            <text:p>1.67</text:p>
          </table:table-cell>
          <table:table-cell table:formula="of:=[.R40]/[.R37]" office:value-type="float" office:value="415.053863262741" calcext:value-type="float">
            <text:p>415.05</text:p>
          </table:table-cell>
          <table:table-cell/>
          <table:table-cell office:value-type="string" calcext:value-type="string">
            <text:p>csum</text:p>
          </table:table-cell>
          <table:table-cell table:formula="of:=AVERAGE([.U40];[.AF40])" office:value-type="float" office:value="7.6069135" calcext:value-type="float">
            <text:p>7.6</text:p>
          </table:table-cell>
          <table:table-cell table:formula="of:=AVERAGE([.V40];[.AG40])" office:value-type="float" office:value="6.1860105" calcext:value-type="float">
            <text:p>6.2</text:p>
          </table:table-cell>
          <table:table-cell table:formula="of:=AVERAGE([.W40];[.AH40])" office:value-type="float" office:value="1.7501915" calcext:value-type="float">
            <text:p>1.8</text:p>
          </table:table-cell>
          <table:table-cell table:formula="of:=AVERAGE([.X40];[.AI40])" office:value-type="float" office:value="5" calcext:value-type="float">
            <text:p>5.0</text:p>
          </table:table-cell>
          <table:table-cell table:formula="of:=AVERAGE([.Y40];[.AJ40])" office:value-type="float" office:value="3699" calcext:value-type="float">
            <text:p>3699</text:p>
          </table:table-cell>
          <table:table-cell table:formula="of:=AVERAGE([.Z40];[.AK40])" office:value-type="float" office:value="1025" calcext:value-type="float">
            <text:p>1025</text:p>
          </table:table-cell>
          <table:table-cell table:formula="of:=AVERAGE([.AA40];[.AL40])" office:value-type="float" office:value="2492" calcext:value-type="float">
            <text:p>2492</text:p>
          </table:table-cell>
          <table:table-cell table:formula="of:=AVERAGE([.AB40];[.AM40])" office:value-type="float" office:value="1048" calcext:value-type="float">
            <text:p>1048</text:p>
          </table:table-cell>
          <table:table-cell table:formula="of:=AVERAGE([.AC40];[.AN40])" office:value-type="float" office:value="2.146036" calcext:value-type="float">
            <text:p>2.15</text:p>
          </table:table-cell>
          <table:table-cell/>
          <table:table-cell office:value-type="string" calcext:value-type="string">
            <text:p>csum</text:p>
          </table:table-cell>
          <table:table-cell office:value-type="float" office:value="9.343237" calcext:value-type="float">
            <text:p>9.343237</text:p>
          </table:table-cell>
          <table:table-cell office:value-type="float" office:value="8.001531" calcext:value-type="float">
            <text:p>8.001531</text:p>
          </table:table-cell>
          <table:table-cell office:value-type="float" office:value="2.000383" calcext:value-type="float">
            <text:p>2.000383</text:p>
          </table:table-cell>
          <table:table-cell office:value-type="float" office:value="5" calcext:value-type="float">
            <text:p>5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1.248592" calcext:value-type="float">
            <text:p>1.248592</text:p>
          </table:table-cell>
          <table:table-cell/>
          <table:table-cell office:value-type="string" calcext:value-type="string">
            <text:p>csum</text:p>
          </table:table-cell>
          <table:table-cell office:value-type="float" office:value="5.87059" calcext:value-type="float">
            <text:p>5.87059</text:p>
          </table:table-cell>
          <table:table-cell office:value-type="float" office:value="4.37049" calcext:value-type="float">
            <text:p>4.37049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3.04348" calcext:value-type="float">
            <text:p>3.04348</text:p>
          </table:table-cell>
        </table:table-row>
        <table:table-row table:style-name="ro1">
          <table:table-cell/>
          <table:table-cell office:value-type="string" calcext:value-type="string">
            <text:p>Gs</text:p>
          </table:table-cell>
          <table:table-cell table:formula="of:=[.J41]/[.J37]" office:value-type="float" office:value="0.25476274727864" calcext:value-type="float">
            <text:p>0.25</text:p>
          </table:table-cell>
          <table:table-cell table:formula="of:=[.K41]/[.K37]" office:value-type="float" office:value="0.169655672640011" calcext:value-type="float">
            <text:p>0.17</text:p>
          </table:table-cell>
          <table:table-cell table:formula="of:=[.L41]/[.L37]" office:value-type="float" office:value="0.4651434" calcext:value-type="float">
            <text:p>0.47</text:p>
          </table:table-cell>
          <table:table-cell table:formula="of:=[.M41]/[.M37]" office:value-type="float" office:value="0.5" calcext:value-type="float">
            <text:p>0.50</text:p>
          </table:table-cell>
          <table:table-cell table:formula="of:=[.R41]/[.R37]" office:value-type="float" office:value="1.60893530606324" calcext:value-type="float">
            <text:p>1.61</text:p>
          </table:table-cell>
          <table:table-cell/>
          <table:table-cell office:value-type="string" calcext:value-type="string">
            <text:p>Gs</text:p>
          </table:table-cell>
          <table:table-cell table:formula="of:=AVERAGE([.U41];[.AF41])" office:value-type="float" office:value="3.488564" calcext:value-type="float">
            <text:p>3.5</text:p>
          </table:table-cell>
          <table:table-cell table:formula="of:=AVERAGE([.V41];[.AG41])" office:value-type="float" office:value="1.0298705" calcext:value-type="float">
            <text:p>1.0</text:p>
          </table:table-cell>
          <table:table-cell table:formula="of:=AVERAGE([.W41];[.AH41])" office:value-type="float" office:value="2.325717" calcext:value-type="float">
            <text:p>2.3</text:p>
          </table:table-cell>
          <table:table-cell table:formula="of:=AVERAGE([.X41];[.AI41])" office:value-type="float" office:value="1.5" calcext:value-type="float">
            <text:p>1.5</text:p>
          </table:table-cell>
          <table:table-cell table:formula="of:=AVERAGE([.Y41];[.AJ41])" office:value-type="float" office:value="599" calcext:value-type="float">
            <text:p>599</text:p>
          </table:table-cell>
          <table:table-cell table:formula="of:=AVERAGE([.Z41];[.AK41])" office:value-type="float" office:value="413" calcext:value-type="float">
            <text:p>413</text:p>
          </table:table-cell>
          <table:table-cell table:formula="of:=AVERAGE([.AA41];[.AL41])" office:value-type="float" office:value="4" calcext:value-type="float">
            <text:p>4</text:p>
          </table:table-cell>
          <table:table-cell table:formula="of:=AVERAGE([.AB41];[.AM41])" office:value-type="float" office:value="4" calcext:value-type="float">
            <text:p>4</text:p>
          </table:table-cell>
          <table:table-cell table:formula="of:=AVERAGE([.AC41];[.AN41])" office:value-type="float" office:value="0.008319" calcext:value-type="float">
            <text:p>0.01</text:p>
          </table:table-cell>
          <table:table-cell/>
          <table:table-cell office:value-type="string" calcext:value-type="string">
            <text:p>Gs</text:p>
          </table:table-cell>
          <table:table-cell office:value-type="float" office:value="4.779244" calcext:value-type="float">
            <text:p>4.779244</text:p>
          </table:table-cell>
          <table:table-cell office:value-type="float" office:value="1.619942" calcext:value-type="float">
            <text:p>1.619942</text:p>
          </table:table-cell>
          <table:table-cell office:value-type="float" office:value="2.893349" calcext:value-type="float">
            <text:p>2.893349</text:p>
          </table:table-cell>
          <table:table-cell office:value-type="float" office:value="2" calcext:value-type="float">
            <text:p>2</text:p>
          </table:table-cell>
          <table:table-cell office:value-type="float" office:value="599" calcext:value-type="float">
            <text:p>599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8019" calcext:value-type="float">
            <text:p>0.008019</text:p>
          </table:table-cell>
          <table:table-cell/>
          <table:table-cell office:value-type="string" calcext:value-type="string">
            <text:p>Gs</text:p>
          </table:table-cell>
          <table:table-cell office:value-type="float" office:value="2.197884" calcext:value-type="float">
            <text:p>2.197884</text:p>
          </table:table-cell>
          <table:table-cell office:value-type="float" office:value="0.439799" calcext:value-type="float">
            <text:p>0.439799</text:p>
          </table:table-cell>
          <table:table-cell office:value-type="float" office:value="1.758085" calcext:value-type="float">
            <text:p>1.758085</text:p>
          </table:table-cell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8619" calcext:value-type="float">
            <text:p>0.008619</text:p>
          </table:table-cell>
        </table:table-row>
        <table:table-row table:style-name="ro1">
          <table:table-cell/>
          <table:table-cell office:value-type="string" calcext:value-type="string">
            <text:p>Gcmul</text:p>
          </table:table-cell>
          <table:table-cell table:formula="of:=[.J42]/[.J37]" office:value-type="float" office:value="0.0000401653835226334" calcext:value-type="float">
            <text:p>0.00</text:p>
          </table:table-cell>
          <table:table-cell table:formula="of:=[.K42]/[.K37]" office:value-type="float" office:value="0.0000741307306967284" calcext:value-type="float">
            <text:p>0.00</text:p>
          </table:table-cell>
          <table:table-cell table:formula="of:=[.L42]/[.L37]" office:value-type="float" office:value="0.00002" calcext:value-type="float">
            <text:p>0.00</text:p>
          </table:table-cell>
          <table:table-cell table:formula="of:=[.M42]/[.M37]" office:value-type="float" office:value="1.5" calcext:value-type="float">
            <text:p>1.50</text:p>
          </table:table-cell>
          <table:table-cell table:formula="of:=[.R42]/[.R37]" office:value-type="float" office:value="3172.84266511943" calcext:value-type="float">
            <text:p>3172.84</text:p>
          </table:table-cell>
          <table:table-cell/>
          <table:table-cell office:value-type="string" calcext:value-type="string">
            <text:p>Gcmul</text:p>
          </table:table-cell>
          <table:table-cell table:formula="of:=AVERAGE([.U42];[.AF42])" office:value-type="float" office:value="0.00055" calcext:value-type="float">
            <text:p>0.0</text:p>
          </table:table-cell>
          <table:table-cell table:formula="of:=AVERAGE([.V42];[.AG42])" office:value-type="float" office:value="0.00045" calcext:value-type="float">
            <text:p>0.0</text:p>
          </table:table-cell>
          <table:table-cell table:formula="of:=AVERAGE([.W42];[.AH42])" office:value-type="float" office:value="0.0001" calcext:value-type="float">
            <text:p>0.0</text:p>
          </table:table-cell>
          <table:table-cell table:formula="of:=AVERAGE([.X42];[.AI42])" office:value-type="float" office:value="4.5" calcext:value-type="float">
            <text:p>4.5</text:p>
          </table:table-cell>
          <table:table-cell table:formula="of:=AVERAGE([.Y42];[.AJ42])" office:value-type="float" office:value="3471" calcext:value-type="float">
            <text:p>3471</text:p>
          </table:table-cell>
          <table:table-cell table:formula="of:=AVERAGE([.Z42];[.AK42])" office:value-type="float" office:value="1025" calcext:value-type="float">
            <text:p>1025</text:p>
          </table:table-cell>
          <table:table-cell table:formula="of:=AVERAGE([.AA42];[.AL42])" office:value-type="float" office:value="2468" calcext:value-type="float">
            <text:p>2468</text:p>
          </table:table-cell>
          <table:table-cell table:formula="of:=AVERAGE([.AB42];[.AM42])" office:value-type="float" office:value="1024" calcext:value-type="float">
            <text:p>1024</text:p>
          </table:table-cell>
          <table:table-cell table:formula="of:=AVERAGE([.AC42];[.AN42])" office:value-type="float" office:value="16.405183" calcext:value-type="float">
            <text:p>16.41</text:p>
          </table:table-cell>
          <table:table-cell/>
          <table:table-cell office:value-type="string" calcext:value-type="string">
            <text:p>Gcmul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3471" calcext:value-type="float">
            <text:p>3471</text:p>
          </table:table-cell>
          <table:table-cell office:value-type="float" office:value="1025" calcext:value-type="float">
            <text:p>1025</text:p>
          </table:table-cell>
          <table:table-cell office:value-type="float" office:value="2468" calcext:value-type="float">
            <text:p>2468</text:p>
          </table:table-cell>
          <table:table-cell office:value-type="float" office:value="1024" calcext:value-type="float">
            <text:p>1024</text:p>
          </table:table-cell>
          <table:table-cell office:value-type="float" office:value="13.996968" calcext:value-type="float">
            <text:p>13.996968</text:p>
          </table:table-cell>
          <table:table-cell/>
          <table:table-cell office:value-type="string" calcext:value-type="string">
            <text:p>Gcmul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4" calcext:value-type="float">
            <text:p>4</text:p>
          </table:table-cell>
          <table:table-cell office:value-type="float" office:value="3471" calcext:value-type="float">
            <text:p>3471</text:p>
          </table:table-cell>
          <table:table-cell office:value-type="float" office:value="1025" calcext:value-type="float">
            <text:p>1025</text:p>
          </table:table-cell>
          <table:table-cell office:value-type="float" office:value="2468" calcext:value-type="float">
            <text:p>2468</text:p>
          </table:table-cell>
          <table:table-cell office:value-type="float" office:value="1024" calcext:value-type="float">
            <text:p>1024</text:p>
          </table:table-cell>
          <table:table-cell office:value-type="float" office:value="18.813398" calcext:value-type="float">
            <text:p>18.813398</text:p>
          </table:table-cell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formula="of:=[.J43]/[.J37]" office:value-type="float" office:value="1.26624387610264" calcext:value-type="float">
            <text:p>1.27</text:p>
          </table:table-cell>
          <table:table-cell table:formula="of:=[.K43]/[.K37]" office:value-type="float" office:value="1.2893500332847" calcext:value-type="float">
            <text:p>1.29</text:p>
          </table:table-cell>
          <table:table-cell table:formula="of:=[.L43]/[.L37]" office:value-type="float" office:value="1" calcext:value-type="float">
            <text:p>1.00</text:p>
          </table:table-cell>
          <table:table-cell table:formula="of:=[.M43]/[.M37]" office:value-type="float" office:value="1.66666666666667" calcext:value-type="float">
            <text:p>1.67</text:p>
          </table:table-cell>
          <table:table-cell table:formula="of:=[.R43]/[.R37]" office:value-type="float" office:value="424.593559617058" calcext:value-type="float">
            <text:p>424.59</text:p>
          </table:table-cell>
          <table:table-cell/>
          <table:table-cell office:value-type="string" calcext:value-type="string">
            <text:p>mul</text:p>
          </table:table-cell>
          <table:table-cell table:formula="of:=AVERAGE([.U43];[.AF43])" office:value-type="float" office:value="17.339163" calcext:value-type="float">
            <text:p>17.3</text:p>
          </table:table-cell>
          <table:table-cell table:formula="of:=AVERAGE([.V43];[.AG43])" office:value-type="float" office:value="7.826815" calcext:value-type="float">
            <text:p>7.8</text:p>
          </table:table-cell>
          <table:table-cell table:formula="of:=AVERAGE([.W43];[.AH43])" office:value-type="float" office:value="5" calcext:value-type="float">
            <text:p>5.0</text:p>
          </table:table-cell>
          <table:table-cell table:formula="of:=AVERAGE([.X43];[.AI43])" office:value-type="float" office:value="5" calcext:value-type="float">
            <text:p>5.0</text:p>
          </table:table-cell>
          <table:table-cell table:formula="of:=AVERAGE([.Y43];[.AJ43])" office:value-type="float" office:value="3558" calcext:value-type="float">
            <text:p>3558</text:p>
          </table:table-cell>
          <table:table-cell table:formula="of:=AVERAGE([.Z43];[.AK43])" office:value-type="float" office:value="827" calcext:value-type="float">
            <text:p>827</text:p>
          </table:table-cell>
          <table:table-cell table:formula="of:=AVERAGE([.AA43];[.AL43])" office:value-type="float" office:value="2520" calcext:value-type="float">
            <text:p>2520</text:p>
          </table:table-cell>
          <table:table-cell table:formula="of:=AVERAGE([.AB43];[.AM43])" office:value-type="float" office:value="1076" calcext:value-type="float">
            <text:p>1076</text:p>
          </table:table-cell>
          <table:table-cell table:formula="of:=AVERAGE([.AC43];[.AN43])" office:value-type="float" office:value="2.195361" calcext:value-type="float">
            <text:p>2.20</text:p>
          </table:table-cell>
          <table:table-cell/>
          <table:table-cell office:value-type="string" calcext:value-type="string">
            <text:p>mul</text:p>
          </table:table-cell>
          <table:table-cell office:value-type="float" office:value="17.235584" calcext:value-type="float">
            <text:p>17.235584</text:p>
          </table:table-cell>
          <table:table-cell office:value-type="float" office:value="7.661772" calcext:value-type="float">
            <text:p>7.6617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office:value-type="float" office:value="1.318221" calcext:value-type="float">
            <text:p>1.318221</text:p>
          </table:table-cell>
          <table:table-cell/>
          <table:table-cell office:value-type="string" calcext:value-type="string">
            <text:p>mul</text:p>
          </table:table-cell>
          <table:table-cell office:value-type="float" office:value="17.442742" calcext:value-type="float">
            <text:p>17.442742</text:p>
          </table:table-cell>
          <table:table-cell office:value-type="float" office:value="7.991858" calcext:value-type="float">
            <text:p>7.9918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office:value-type="float" office:value="3.072501" calcext:value-type="float">
            <text:p>3.072501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[.J44]/[.J37]" office:value-type="float" office:value="1.14197502757445" calcext:value-type="float">
            <text:p>1.14</text:p>
          </table:table-cell>
          <table:table-cell table:formula="of:=[.K44]/[.K37]" office:value-type="float" office:value="1.09782900742082" calcext:value-type="float">
            <text:p>1.10</text:p>
          </table:table-cell>
          <table:table-cell table:formula="of:=[.L44]/[.L37]" office:value-type="float" office:value="1" calcext:value-type="float">
            <text:p>1.00</text:p>
          </table:table-cell>
          <table:table-cell table:formula="of:=[.M44]/[.M37]" office:value-type="float" office:value="1.66666666666667" calcext:value-type="float">
            <text:p>1.67</text:p>
          </table:table-cell>
          <table:table-cell table:formula="of:=[.R44]/[.R37]" office:value-type="float" office:value="151.312639009767" calcext:value-type="float">
            <text:p>151.31</text:p>
          </table:table-cell>
          <table:table-cell/>
          <table:table-cell office:value-type="string" calcext:value-type="string">
            <text:p>sum</text:p>
          </table:table-cell>
          <table:table-cell table:formula="of:=AVERAGE([.U44];[.AF44])" office:value-type="float" office:value="15.637502" calcext:value-type="float">
            <text:p>15.6</text:p>
          </table:table-cell>
          <table:table-cell table:formula="of:=AVERAGE([.V44];[.AG44])" office:value-type="float" office:value="6.664214" calcext:value-type="float">
            <text:p>6.7</text:p>
          </table:table-cell>
          <table:table-cell table:formula="of:=AVERAGE([.W44];[.AH44])" office:value-type="float" office:value="5" calcext:value-type="float">
            <text:p>5.0</text:p>
          </table:table-cell>
          <table:table-cell table:formula="of:=AVERAGE([.X44];[.AI44])" office:value-type="float" office:value="5" calcext:value-type="float">
            <text:p>5.0</text:p>
          </table:table-cell>
          <table:table-cell table:formula="of:=AVERAGE([.Y44];[.AJ44])" office:value-type="float" office:value="3559" calcext:value-type="float">
            <text:p>3559</text:p>
          </table:table-cell>
          <table:table-cell table:formula="of:=AVERAGE([.Z44];[.AK44])" office:value-type="float" office:value="827" calcext:value-type="float">
            <text:p>827</text:p>
          </table:table-cell>
          <table:table-cell table:formula="of:=AVERAGE([.AA44];[.AL44])" office:value-type="float" office:value="2520" calcext:value-type="float">
            <text:p>2520</text:p>
          </table:table-cell>
          <table:table-cell table:formula="of:=AVERAGE([.AB44];[.AM44])" office:value-type="float" office:value="1076" calcext:value-type="float">
            <text:p>1076</text:p>
          </table:table-cell>
          <table:table-cell table:formula="of:=AVERAGE([.AC44];[.AN44])" office:value-type="float" office:value="0.782362" calcext:value-type="float">
            <text:p>0.78</text:p>
          </table:table-cell>
          <table:table-cell/>
          <table:table-cell office:value-type="string" calcext:value-type="string">
            <text:p>sum</text:p>
          </table:table-cell>
          <table:table-cell office:value-type="float" office:value="15.637502" calcext:value-type="float">
            <text:p>15.637502</text:p>
          </table:table-cell>
          <table:table-cell office:value-type="float" office:value="6.664214" calcext:value-type="float">
            <text:p>6.6642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office:value-type="float" office:value="1.005303" calcext:value-type="float">
            <text:p>1.005303</text:p>
          </table:table-cell>
          <table:table-cell/>
          <table:table-cell office:value-type="string" calcext:value-type="string">
            <text:p>sum</text:p>
          </table:table-cell>
          <table:table-cell office:value-type="float" office:value="15.637502" calcext:value-type="float">
            <text:p>15.637502</text:p>
          </table:table-cell>
          <table:table-cell office:value-type="float" office:value="6.664214" calcext:value-type="float">
            <text:p>6.6642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office:value-type="float" office:value="0.559421" calcext:value-type="float">
            <text:p>0.559421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string" calcext:value-type="string">
            <text:p>eeee</text:p>
          </table:table-cell>
          <table:table-cell table:number-columns-repeated="6"/>
          <table:table-cell office:value-type="string" calcext:value-type="string">
            <text:p>eeee</text:p>
          </table:table-cell>
          <table:table-cell table:number-columns-repeated="10"/>
          <table:table-cell office:value-type="string" calcext:value-type="string">
            <text:p>eeee0</text:p>
          </table:table-cell>
          <table:table-cell table:number-columns-repeated="10"/>
          <table:table-cell office:value-type="string" calcext:value-type="string">
            <text:p>eeee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[.J48]/[.J48]" office:value-type="float" office:value="1" calcext:value-type="float">
            <text:p>1.00</text:p>
          </table:table-cell>
          <table:table-cell table:formula="of:=[.K48]/[.K48]" office:value-type="float" office:value="1" calcext:value-type="float">
            <text:p>1.00</text:p>
          </table:table-cell>
          <table:table-cell table:formula="of:=[.L48]/[.L48]" office:value-type="float" office:value="1" calcext:value-type="float">
            <text:p>1.00</text:p>
          </table:table-cell>
          <table:table-cell table:formula="of:=[.M48]/[.M48]" office:value-type="float" office:value="1" calcext:value-type="float">
            <text:p>1.00</text:p>
          </table:table-cell>
          <table:table-cell table:formula="of:=[.R48]/[.R48]" office:value-type="float" office:value="1" calcext:value-type="float">
            <text:p>1.00</text:p>
          </table:table-cell>
          <table:table-cell/>
          <table:table-cell office:value-type="string" calcext:value-type="string">
            <text:p>s</text:p>
          </table:table-cell>
          <table:table-cell table:formula="of:=AVERAGE([.U48];[.AF48])" office:value-type="float" office:value="33.3135315" calcext:value-type="float">
            <text:p>33.3</text:p>
          </table:table-cell>
          <table:table-cell table:formula="of:=AVERAGE([.V48];[.AG48])" office:value-type="float" office:value="11.0280525" calcext:value-type="float">
            <text:p>11.0</text:p>
          </table:table-cell>
          <table:table-cell table:formula="of:=AVERAGE([.W48];[.AH48])" office:value-type="float" office:value="16.8957645" calcext:value-type="float">
            <text:p>16.9</text:p>
          </table:table-cell>
          <table:table-cell table:formula="of:=AVERAGE([.X48];[.AI48])" office:value-type="float" office:value="2.5" calcext:value-type="float">
            <text:p>2.5</text:p>
          </table:table-cell>
          <table:table-cell table:formula="of:=AVERAGE([.Y48];[.AJ48])" office:value-type="float" office:value="623" calcext:value-type="float">
            <text:p>623</text:p>
          </table:table-cell>
          <table:table-cell table:formula="of:=AVERAGE([.Z48];[.AK48])" office:value-type="float" office:value="413" calcext:value-type="float">
            <text:p>413</text:p>
          </table:table-cell>
          <table:table-cell table:formula="of:=AVERAGE([.AA48];[.AL48])" office:value-type="float" office:value="28" calcext:value-type="float">
            <text:p>28</text:p>
          </table:table-cell>
          <table:table-cell table:formula="of:=AVERAGE([.AB48];[.AM48])" office:value-type="float" office:value="28" calcext:value-type="float">
            <text:p>28</text:p>
          </table:table-cell>
          <table:table-cell table:formula="of:=AVERAGE([.AC48];[.AN48])" office:value-type="float" office:value="0.051573" calcext:value-type="float">
            <text:p>0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34.627063" calcext:value-type="float">
            <text:p>34.627063</text:p>
          </table:table-cell>
          <table:table-cell office:value-type="float" office:value="11.722772" calcext:value-type="float">
            <text:p>11.722772</text:p>
          </table:table-cell>
          <table:table-cell office:value-type="float" office:value="16.569307" calcext:value-type="float">
            <text:p>16.569307</text:p>
          </table:table-cell>
          <table:table-cell office:value-type="float" office:value="3" calcext:value-type="float">
            <text:p>3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056755" calcext:value-type="float">
            <text:p>0.05675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17.222222" calcext:value-type="float">
            <text:p>17.222222</text:p>
          </table:table-cell>
          <table:table-cell office:value-type="float" office:value="2" calcext:value-type="float">
            <text:p>2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046391" calcext:value-type="float">
            <text:p>0.046391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[.J49]/[.J48]" office:value-type="float" office:value="0.60583356345754" calcext:value-type="float">
            <text:p>0.61</text:p>
          </table:table-cell>
          <table:table-cell table:formula="of:=[.K49]/[.K48]" office:value-type="float" office:value="1.20432710127196" calcext:value-type="float">
            <text:p>1.20</text:p>
          </table:table-cell>
          <table:table-cell table:formula="of:=[.L49]/[.L48]" office:value-type="float" office:value="0.142629355422183" calcext:value-type="float">
            <text:p>0.14</text:p>
          </table:table-cell>
          <table:table-cell table:formula="of:=[.M49]/[.M48]" office:value-type="float" office:value="4" calcext:value-type="float">
            <text:p>4.00</text:p>
          </table:table-cell>
          <table:table-cell table:formula="of:=[.R49]/[.R48]" office:value-type="float" office:value="7398.90397107013" calcext:value-type="float">
            <text:p>7398.90</text:p>
          </table:table-cell>
          <table:table-cell/>
          <table:table-cell office:value-type="string" calcext:value-type="string">
            <text:p>t</text:p>
          </table:table-cell>
          <table:table-cell table:formula="of:=AVERAGE([.U49];[.AF49])" office:value-type="float" office:value="20.1824555" calcext:value-type="float">
            <text:p>20.2</text:p>
          </table:table-cell>
          <table:table-cell table:formula="of:=AVERAGE([.V49];[.AG49])" office:value-type="float" office:value="13.2813825" calcext:value-type="float">
            <text:p>13.3</text:p>
          </table:table-cell>
          <table:table-cell table:formula="of:=AVERAGE([.W49];[.AH49])" office:value-type="float" office:value="2.409832" calcext:value-type="float">
            <text:p>2.4</text:p>
          </table:table-cell>
          <table:table-cell table:formula="of:=AVERAGE([.X49];[.AI49])" office:value-type="float" office:value="10" calcext:value-type="float">
            <text:p>10.0</text:p>
          </table:table-cell>
          <table:table-cell table:formula="of:=AVERAGE([.Y49];[.AJ49])" office:value-type="float" office:value="3291" calcext:value-type="float">
            <text:p>3291</text:p>
          </table:table-cell>
          <table:table-cell table:formula="of:=AVERAGE([.Z49];[.AK49])" office:value-type="float" office:value="617" calcext:value-type="float">
            <text:p>617</text:p>
          </table:table-cell>
          <table:table-cell table:formula="of:=AVERAGE([.AA49];[.AL49])" office:value-type="float" office:value="2492" calcext:value-type="float">
            <text:p>2492</text:p>
          </table:table-cell>
          <table:table-cell table:formula="of:=AVERAGE([.AB49];[.AM49])" office:value-type="float" office:value="1048" calcext:value-type="float">
            <text:p>1048</text:p>
          </table:table-cell>
          <table:table-cell table:formula="of:=AVERAGE([.AC49];[.AN49])" office:value-type="float" office:value="381.5836745" calcext:value-type="float">
            <text:p>381.58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28.713614" calcext:value-type="float">
            <text:p>28.713614</text:p>
          </table:table-cell>
          <table:table-cell office:value-type="float" office:value="18.07725" calcext:value-type="float">
            <text:p>18.07725</text:p>
          </table:table-cell>
          <table:table-cell office:value-type="float" office:value="3.577886" calcext:value-type="float">
            <text:p>3.577886</text:p>
          </table:table-cell>
          <table:table-cell office:value-type="float" office:value="10" calcext:value-type="float">
            <text:p>10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94.913746" calcext:value-type="float">
            <text:p>94.913746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1.651297" calcext:value-type="float">
            <text:p>11.651297</text:p>
          </table:table-cell>
          <table:table-cell office:value-type="float" office:value="8.485515" calcext:value-type="float">
            <text:p>8.485515</text:p>
          </table:table-cell>
          <table:table-cell office:value-type="float" office:value="1.241778" calcext:value-type="float">
            <text:p>1.241778</text:p>
          </table:table-cell>
          <table:table-cell office:value-type="float" office:value="10" calcext:value-type="float">
            <text:p>10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668.253603" calcext:value-type="float">
            <text:p>668.253603</text:p>
          </table:table-cell>
        </table:table-row>
        <table:table-row table:style-name="ro1">
          <table:table-cell/>
          <table:table-cell office:value-type="string" calcext:value-type="string">
            <text:p>cmul</text:p>
          </table:table-cell>
          <table:table-cell table:formula="of:=[.J50]/[.J48]" office:value-type="float" office:value="0.630783455065399" calcext:value-type="float">
            <text:p>0.63</text:p>
          </table:table-cell>
          <table:table-cell table:formula="of:=[.K50]/[.K48]" office:value-type="float" office:value="0.760183677036358" calcext:value-type="float">
            <text:p>0.76</text:p>
          </table:table-cell>
          <table:table-cell table:formula="of:=[.L50]/[.L48]" office:value-type="float" office:value="0.388755536927613" calcext:value-type="float">
            <text:p>0.39</text:p>
          </table:table-cell>
          <table:table-cell table:formula="of:=[.M50]/[.M48]" office:value-type="float" office:value="4" calcext:value-type="float">
            <text:p>4.00</text:p>
          </table:table-cell>
          <table:table-cell table:formula="of:=[.R50]/[.R48]" office:value-type="float" office:value="21255.4161770694" calcext:value-type="float">
            <text:p>21255.42</text:p>
          </table:table-cell>
          <table:table-cell/>
          <table:table-cell office:value-type="string" calcext:value-type="string">
            <text:p>cmul</text:p>
          </table:table-cell>
          <table:table-cell table:formula="of:=AVERAGE([.U50];[.AF50])" office:value-type="float" office:value="21.0136245" calcext:value-type="float">
            <text:p>21.0</text:p>
          </table:table-cell>
          <table:table-cell table:formula="of:=AVERAGE([.V50];[.AG50])" office:value-type="float" office:value="8.3833455" calcext:value-type="float">
            <text:p>8.4</text:p>
          </table:table-cell>
          <table:table-cell table:formula="of:=AVERAGE([.W50];[.AH50])" office:value-type="float" office:value="6.568322" calcext:value-type="float">
            <text:p>6.6</text:p>
          </table:table-cell>
          <table:table-cell table:formula="of:=AVERAGE([.X50];[.AI50])" office:value-type="float" office:value="10" calcext:value-type="float">
            <text:p>10.0</text:p>
          </table:table-cell>
          <table:table-cell table:formula="of:=AVERAGE([.Y50];[.AJ50])" office:value-type="float" office:value="3495" calcext:value-type="float">
            <text:p>3495</text:p>
          </table:table-cell>
          <table:table-cell table:formula="of:=AVERAGE([.Z50];[.AK50])" office:value-type="float" office:value="1025" calcext:value-type="float">
            <text:p>1025</text:p>
          </table:table-cell>
          <table:table-cell table:formula="of:=AVERAGE([.AA50];[.AL50])" office:value-type="float" office:value="2492" calcext:value-type="float">
            <text:p>2492</text:p>
          </table:table-cell>
          <table:table-cell table:formula="of:=AVERAGE([.AB50];[.AM50])" office:value-type="float" office:value="1048" calcext:value-type="float">
            <text:p>1048</text:p>
          </table:table-cell>
          <table:table-cell table:formula="of:=AVERAGE([.AC50];[.AN50])" office:value-type="float" office:value="1096.2055785" calcext:value-type="float">
            <text:p>1096.21</text:p>
          </table:table-cell>
          <table:table-cell/>
          <table:table-cell office:value-type="string" calcext:value-type="string">
            <text:p>cmul</text:p>
          </table:table-cell>
          <table:table-cell office:value-type="float" office:value="21.372696" calcext:value-type="float">
            <text:p>21.372696</text:p>
          </table:table-cell>
          <table:table-cell office:value-type="float" office:value="8.614834" calcext:value-type="float">
            <text:p>8.614834</text:p>
          </table:table-cell>
          <table:table-cell office:value-type="float" office:value="6.568322" calcext:value-type="float">
            <text:p>6.568322</text:p>
          </table:table-cell>
          <table:table-cell office:value-type="float" office:value="10" calcext:value-type="float">
            <text:p>10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1886.10649" calcext:value-type="float">
            <text:p>1886.10649</text:p>
          </table:table-cell>
          <table:table-cell/>
          <table:table-cell office:value-type="string" calcext:value-type="string">
            <text:p>cmul</text:p>
          </table:table-cell>
          <table:table-cell office:value-type="float" office:value="20.654553" calcext:value-type="float">
            <text:p>20.654553</text:p>
          </table:table-cell>
          <table:table-cell office:value-type="float" office:value="8.151857" calcext:value-type="float">
            <text:p>8.151857</text:p>
          </table:table-cell>
          <table:table-cell office:value-type="float" office:value="6.568322" calcext:value-type="float">
            <text:p>6.568322</text:p>
          </table:table-cell>
          <table:table-cell office:value-type="float" office:value="10" calcext:value-type="float">
            <text:p>10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306.304667" calcext:value-type="float">
            <text:p>306.304667</text:p>
          </table:table-cell>
        </table:table-row>
        <table:table-row table:style-name="ro1">
          <table:table-cell/>
          <table:table-cell office:value-type="string" calcext:value-type="string">
            <text:p>csum</text:p>
          </table:table-cell>
          <table:table-cell table:formula="of:=[.J51]/[.J48]" office:value-type="float" office:value="0.445146591558448" calcext:value-type="float">
            <text:p>0.45</text:p>
          </table:table-cell>
          <table:table-cell table:formula="of:=[.K51]/[.K48]" office:value-type="float" office:value="0.708626795166236" calcext:value-type="float">
            <text:p>0.71</text:p>
          </table:table-cell>
          <table:table-cell table:formula="of:=[.L51]/[.L48]" office:value-type="float" office:value="0.284616271728929" calcext:value-type="float">
            <text:p>0.28</text:p>
          </table:table-cell>
          <table:table-cell table:formula="of:=[.M51]/[.M48]" office:value-type="float" office:value="2.6" calcext:value-type="float">
            <text:p>2.60</text:p>
          </table:table-cell>
          <table:table-cell table:formula="of:=[.R51]/[.R48]" office:value-type="float" office:value="13490.2802144533" calcext:value-type="float">
            <text:p>13490.28</text:p>
          </table:table-cell>
          <table:table-cell/>
          <table:table-cell office:value-type="string" calcext:value-type="string">
            <text:p>csum</text:p>
          </table:table-cell>
          <table:table-cell table:formula="of:=AVERAGE([.U51];[.AF51])" office:value-type="float" office:value="14.829405" calcext:value-type="float">
            <text:p>14.8</text:p>
          </table:table-cell>
          <table:table-cell table:formula="of:=AVERAGE([.V51];[.AG51])" office:value-type="float" office:value="7.8147735" calcext:value-type="float">
            <text:p>7.8</text:p>
          </table:table-cell>
          <table:table-cell table:formula="of:=AVERAGE([.W51];[.AH51])" office:value-type="float" office:value="4.8088095" calcext:value-type="float">
            <text:p>4.8</text:p>
          </table:table-cell>
          <table:table-cell table:formula="of:=AVERAGE([.X51];[.AI51])" office:value-type="float" office:value="6.5" calcext:value-type="float">
            <text:p>6.5</text:p>
          </table:table-cell>
          <table:table-cell table:formula="of:=AVERAGE([.Y51];[.AJ51])" office:value-type="float" office:value="3699" calcext:value-type="float">
            <text:p>3699</text:p>
          </table:table-cell>
          <table:table-cell table:formula="of:=AVERAGE([.Z51];[.AK51])" office:value-type="float" office:value="1025" calcext:value-type="float">
            <text:p>1025</text:p>
          </table:table-cell>
          <table:table-cell table:formula="of:=AVERAGE([.AA51];[.AL51])" office:value-type="float" office:value="2492" calcext:value-type="float">
            <text:p>2492</text:p>
          </table:table-cell>
          <table:table-cell table:formula="of:=AVERAGE([.AB51];[.AM51])" office:value-type="float" office:value="1048" calcext:value-type="float">
            <text:p>1048</text:p>
          </table:table-cell>
          <table:table-cell table:formula="of:=AVERAGE([.AC51];[.AN51])" office:value-type="float" office:value="695.7342215" calcext:value-type="float">
            <text:p>695.73</text:p>
          </table:table-cell>
          <table:table-cell/>
          <table:table-cell office:value-type="string" calcext:value-type="string">
            <text:p>csum</text:p>
          </table:table-cell>
          <table:table-cell office:value-type="float" office:value="14.792037" calcext:value-type="float">
            <text:p>14.792037</text:p>
          </table:table-cell>
          <table:table-cell office:value-type="float" office:value="5.784342" calcext:value-type="float">
            <text:p>5.784342</text:p>
          </table:table-cell>
          <table:table-cell office:value-type="float" office:value="4.617559" calcext:value-type="float">
            <text:p>4.617559</text:p>
          </table:table-cell>
          <table:table-cell office:value-type="float" office:value="10" calcext:value-type="float">
            <text:p>10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1206.676602" calcext:value-type="float">
            <text:p>1206.676602</text:p>
          </table:table-cell>
          <table:table-cell/>
          <table:table-cell office:value-type="string" calcext:value-type="string">
            <text:p>csum</text:p>
          </table:table-cell>
          <table:table-cell office:value-type="float" office:value="14.866773" calcext:value-type="float">
            <text:p>14.866773</text:p>
          </table:table-cell>
          <table:table-cell office:value-type="float" office:value="9.845205" calcext:value-type="float">
            <text:p>9.845205</text:p>
          </table:table-cell>
          <table:table-cell office:value-type="float" office:value="5.00006" calcext:value-type="float">
            <text:p>5.00006</text:p>
          </table:table-cell>
          <table:table-cell office:value-type="float" office:value="3" calcext:value-type="float">
            <text:p>3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184.791841" calcext:value-type="float">
            <text:p>184.791841</text:p>
          </table:table-cell>
        </table:table-row>
        <table:table-row table:style-name="ro1">
          <table:table-cell/>
          <table:table-cell office:value-type="string" calcext:value-type="string">
            <text:p>Gs</text:p>
          </table:table-cell>
          <table:table-cell table:formula="of:=[.J52]/[.J48]" office:value-type="float" office:value="1" calcext:value-type="float">
            <text:p>1.00</text:p>
          </table:table-cell>
          <table:table-cell table:formula="of:=[.K52]/[.K48]" office:value-type="float" office:value="1" calcext:value-type="float">
            <text:p>1.00</text:p>
          </table:table-cell>
          <table:table-cell table:formula="of:=[.L52]/[.L48]" office:value-type="float" office:value="1" calcext:value-type="float">
            <text:p>1.00</text:p>
          </table:table-cell>
          <table:table-cell table:formula="of:=[.M52]/[.M48]" office:value-type="float" office:value="1" calcext:value-type="float">
            <text:p>1.00</text:p>
          </table:table-cell>
          <table:table-cell table:formula="of:=[.R52]/[.R48]" office:value-type="float" office:value="0.916118899424117" calcext:value-type="float">
            <text:p>0.92</text:p>
          </table:table-cell>
          <table:table-cell/>
          <table:table-cell office:value-type="string" calcext:value-type="string">
            <text:p>Gs</text:p>
          </table:table-cell>
          <table:table-cell table:formula="of:=AVERAGE([.U52];[.AF52])" office:value-type="float" office:value="33.3135315" calcext:value-type="float">
            <text:p>33.3</text:p>
          </table:table-cell>
          <table:table-cell table:formula="of:=AVERAGE([.V52];[.AG52])" office:value-type="float" office:value="11.0280525" calcext:value-type="float">
            <text:p>11.0</text:p>
          </table:table-cell>
          <table:table-cell table:formula="of:=AVERAGE([.W52];[.AH52])" office:value-type="float" office:value="16.8957645" calcext:value-type="float">
            <text:p>16.9</text:p>
          </table:table-cell>
          <table:table-cell table:formula="of:=AVERAGE([.X52];[.AI52])" office:value-type="float" office:value="2.5" calcext:value-type="float">
            <text:p>2.5</text:p>
          </table:table-cell>
          <table:table-cell table:formula="of:=AVERAGE([.Y52];[.AJ52])" office:value-type="float" office:value="623" calcext:value-type="float">
            <text:p>623</text:p>
          </table:table-cell>
          <table:table-cell table:formula="of:=AVERAGE([.Z52];[.AK52])" office:value-type="float" office:value="413" calcext:value-type="float">
            <text:p>413</text:p>
          </table:table-cell>
          <table:table-cell table:formula="of:=AVERAGE([.AA52];[.AL52])" office:value-type="float" office:value="28" calcext:value-type="float">
            <text:p>28</text:p>
          </table:table-cell>
          <table:table-cell table:formula="of:=AVERAGE([.AB52];[.AM52])" office:value-type="float" office:value="28" calcext:value-type="float">
            <text:p>28</text:p>
          </table:table-cell>
          <table:table-cell table:formula="of:=AVERAGE([.AC52];[.AN52])" office:value-type="float" office:value="0.047247" calcext:value-type="float">
            <text:p>0.05</text:p>
          </table:table-cell>
          <table:table-cell/>
          <table:table-cell office:value-type="string" calcext:value-type="string">
            <text:p>Gs</text:p>
          </table:table-cell>
          <table:table-cell office:value-type="float" office:value="34.627063" calcext:value-type="float">
            <text:p>34.627063</text:p>
          </table:table-cell>
          <table:table-cell office:value-type="float" office:value="11.722772" calcext:value-type="float">
            <text:p>11.722772</text:p>
          </table:table-cell>
          <table:table-cell office:value-type="float" office:value="16.569307" calcext:value-type="float">
            <text:p>16.569307</text:p>
          </table:table-cell>
          <table:table-cell office:value-type="float" office:value="3" calcext:value-type="float">
            <text:p>3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049957" calcext:value-type="float">
            <text:p>0.049957</text:p>
          </table:table-cell>
          <table:table-cell/>
          <table:table-cell office:value-type="string" calcext:value-type="string">
            <text:p>Gs</text:p>
          </table:table-cell>
          <table:table-cell office:value-type="float" office:value="32" calcext:value-type="float">
            <text:p>32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17.222222" calcext:value-type="float">
            <text:p>17.222222</text:p>
          </table:table-cell>
          <table:table-cell office:value-type="float" office:value="2" calcext:value-type="float">
            <text:p>2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044537" calcext:value-type="float">
            <text:p>0.044537</text:p>
          </table:table-cell>
        </table:table-row>
        <table:table-row table:style-name="ro1">
          <table:table-cell/>
          <table:table-cell office:value-type="string" calcext:value-type="string">
            <text:p>Gcmul</text:p>
          </table:table-cell>
          <table:table-cell table:formula="of:=[.J53]/[.J48]" office:value-type="float" office:value="0.630783455065399" calcext:value-type="float">
            <text:p>0.63</text:p>
          </table:table-cell>
          <table:table-cell table:formula="of:=[.K53]/[.K48]" office:value-type="float" office:value="0.760183677036358" calcext:value-type="float">
            <text:p>0.76</text:p>
          </table:table-cell>
          <table:table-cell table:formula="of:=[.L53]/[.L48]" office:value-type="float" office:value="0.388755536927613" calcext:value-type="float">
            <text:p>0.39</text:p>
          </table:table-cell>
          <table:table-cell table:formula="of:=[.M53]/[.M48]" office:value-type="float" office:value="4" calcext:value-type="float">
            <text:p>4.00</text:p>
          </table:table-cell>
          <table:table-cell table:formula="of:=[.R53]/[.R48]" office:value-type="float" office:value="21178.1592015202" calcext:value-type="float">
            <text:p>21178.16</text:p>
          </table:table-cell>
          <table:table-cell/>
          <table:table-cell office:value-type="string" calcext:value-type="string">
            <text:p>Gcmul</text:p>
          </table:table-cell>
          <table:table-cell table:formula="of:=AVERAGE([.U53];[.AF53])" office:value-type="float" office:value="21.0136245" calcext:value-type="float">
            <text:p>21.0</text:p>
          </table:table-cell>
          <table:table-cell table:formula="of:=AVERAGE([.V53];[.AG53])" office:value-type="float" office:value="8.3833455" calcext:value-type="float">
            <text:p>8.4</text:p>
          </table:table-cell>
          <table:table-cell table:formula="of:=AVERAGE([.W53];[.AH53])" office:value-type="float" office:value="6.568322" calcext:value-type="float">
            <text:p>6.6</text:p>
          </table:table-cell>
          <table:table-cell table:formula="of:=AVERAGE([.X53];[.AI53])" office:value-type="float" office:value="10" calcext:value-type="float">
            <text:p>10.0</text:p>
          </table:table-cell>
          <table:table-cell table:formula="of:=AVERAGE([.Y53];[.AJ53])" office:value-type="float" office:value="3495" calcext:value-type="float">
            <text:p>3495</text:p>
          </table:table-cell>
          <table:table-cell table:formula="of:=AVERAGE([.Z53];[.AK53])" office:value-type="float" office:value="1025" calcext:value-type="float">
            <text:p>1025</text:p>
          </table:table-cell>
          <table:table-cell table:formula="of:=AVERAGE([.AA53];[.AL53])" office:value-type="float" office:value="2492" calcext:value-type="float">
            <text:p>2492</text:p>
          </table:table-cell>
          <table:table-cell table:formula="of:=AVERAGE([.AB53];[.AM53])" office:value-type="float" office:value="1048" calcext:value-type="float">
            <text:p>1048</text:p>
          </table:table-cell>
          <table:table-cell table:formula="of:=AVERAGE([.AC53];[.AN53])" office:value-type="float" office:value="1092.2212045" calcext:value-type="float">
            <text:p>1092.22</text:p>
          </table:table-cell>
          <table:table-cell/>
          <table:table-cell office:value-type="string" calcext:value-type="string">
            <text:p>Gcmul</text:p>
          </table:table-cell>
          <table:table-cell office:value-type="float" office:value="21.372696" calcext:value-type="float">
            <text:p>21.372696</text:p>
          </table:table-cell>
          <table:table-cell office:value-type="float" office:value="8.614834" calcext:value-type="float">
            <text:p>8.614834</text:p>
          </table:table-cell>
          <table:table-cell office:value-type="float" office:value="6.568322" calcext:value-type="float">
            <text:p>6.568322</text:p>
          </table:table-cell>
          <table:table-cell office:value-type="float" office:value="10" calcext:value-type="float">
            <text:p>10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1875.954745" calcext:value-type="float">
            <text:p>1875.954745</text:p>
          </table:table-cell>
          <table:table-cell/>
          <table:table-cell office:value-type="string" calcext:value-type="string">
            <text:p>Gcmul</text:p>
          </table:table-cell>
          <table:table-cell office:value-type="float" office:value="20.654553" calcext:value-type="float">
            <text:p>20.654553</text:p>
          </table:table-cell>
          <table:table-cell office:value-type="float" office:value="8.151857" calcext:value-type="float">
            <text:p>8.151857</text:p>
          </table:table-cell>
          <table:table-cell office:value-type="float" office:value="6.568322" calcext:value-type="float">
            <text:p>6.568322</text:p>
          </table:table-cell>
          <table:table-cell office:value-type="float" office:value="10" calcext:value-type="float">
            <text:p>10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office:value-type="float" office:value="308.487664" calcext:value-type="float">
            <text:p>308.487664</text:p>
          </table:table-cell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formula="of:=[.J54]/[.J48]" office:value-type="float" office:value="0.94653631963336" calcext:value-type="float">
            <text:p>0.95</text:p>
          </table:table-cell>
          <table:table-cell table:formula="of:=[.K54]/[.K48]" office:value-type="float" office:value="1.15290138490001" calcext:value-type="float">
            <text:p>1.15</text:p>
          </table:table-cell>
          <table:table-cell table:formula="of:=[.L54]/[.L48]" office:value-type="float" office:value="0.579177284342475" calcext:value-type="float">
            <text:p>0.58</text:p>
          </table:table-cell>
          <table:table-cell table:formula="of:=[.M54]/[.M48]" office:value-type="float" office:value="4" calcext:value-type="float">
            <text:p>4.00</text:p>
          </table:table-cell>
          <table:table-cell table:formula="of:=[.R54]/[.R48]" office:value-type="float" office:value="34788.9685494348" calcext:value-type="float">
            <text:p>34788.97</text:p>
          </table:table-cell>
          <table:table-cell/>
          <table:table-cell office:value-type="string" calcext:value-type="string">
            <text:p>mul</text:p>
          </table:table-cell>
          <table:table-cell table:formula="of:=AVERAGE([.U54];[.AF54])" office:value-type="float" office:value="31.5324675" calcext:value-type="float">
            <text:p>31.5</text:p>
          </table:table-cell>
          <table:table-cell table:formula="of:=AVERAGE([.V54];[.AG54])" office:value-type="float" office:value="12.714257" calcext:value-type="float">
            <text:p>12.7</text:p>
          </table:table-cell>
          <table:table-cell table:formula="of:=AVERAGE([.W54];[.AH54])" office:value-type="float" office:value="9.785643" calcext:value-type="float">
            <text:p>9.8</text:p>
          </table:table-cell>
          <table:table-cell table:formula="of:=AVERAGE([.X54];[.AI54])" office:value-type="float" office:value="10" calcext:value-type="float">
            <text:p>10.0</text:p>
          </table:table-cell>
          <table:table-cell table:formula="of:=AVERAGE([.Y54];[.AJ54])" office:value-type="float" office:value="3558" calcext:value-type="float">
            <text:p>3558</text:p>
          </table:table-cell>
          <table:table-cell table:formula="of:=AVERAGE([.Z54];[.AK54])" office:value-type="float" office:value="827" calcext:value-type="float">
            <text:p>827</text:p>
          </table:table-cell>
          <table:table-cell table:formula="of:=AVERAGE([.AA54];[.AL54])" office:value-type="float" office:value="2520" calcext:value-type="float">
            <text:p>2520</text:p>
          </table:table-cell>
          <table:table-cell table:formula="of:=AVERAGE([.AB54];[.AM54])" office:value-type="float" office:value="1076" calcext:value-type="float">
            <text:p>1076</text:p>
          </table:table-cell>
          <table:table-cell table:formula="of:=AVERAGE([.AC54];[.AN54])" office:value-type="float" office:value="1794.171475" calcext:value-type="float">
            <text:p>1794.17</text:p>
          </table:table-cell>
          <table:table-cell/>
          <table:table-cell office:value-type="string" calcext:value-type="string">
            <text:p>mul</text:p>
          </table:table-cell>
          <table:table-cell office:value-type="float" office:value="31.692242" calcext:value-type="float">
            <text:p>31.692242</text:p>
          </table:table-cell>
          <table:table-cell office:value-type="float" office:value="12.714257" calcext:value-type="float">
            <text:p>12.714257</text:p>
          </table:table-cell>
          <table:table-cell office:value-type="float" office:value="9.785643" calcext:value-type="float">
            <text:p>9.785643</text:p>
          </table:table-cell>
          <table:table-cell office:value-type="float" office:value="10" calcext:value-type="float">
            <text:p>10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office:value-type="float" office:value="2248.469815" calcext:value-type="float">
            <text:p>2248.469815</text:p>
          </table:table-cell>
          <table:table-cell/>
          <table:table-cell office:value-type="string" calcext:value-type="string">
            <text:p>mul</text:p>
          </table:table-cell>
          <table:table-cell office:value-type="float" office:value="31.372693" calcext:value-type="float">
            <text:p>31.372693</text:p>
          </table:table-cell>
          <table:table-cell office:value-type="float" office:value="12.714257" calcext:value-type="float">
            <text:p>12.714257</text:p>
          </table:table-cell>
          <table:table-cell office:value-type="float" office:value="9.785643" calcext:value-type="float">
            <text:p>9.785643</text:p>
          </table:table-cell>
          <table:table-cell office:value-type="float" office:value="10" calcext:value-type="float">
            <text:p>10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office:value-type="float" office:value="1339.873135" calcext:value-type="float">
            <text:p>1339.873135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[.J55]/[.J48]" office:value-type="float" office:value="0.945006190652588" calcext:value-type="float">
            <text:p>0.95</text:p>
          </table:table-cell>
          <table:table-cell table:formula="of:=[.K55]/[.K48]" office:value-type="float" office:value="1.15290138490001" calcext:value-type="float">
            <text:p>1.15</text:p>
          </table:table-cell>
          <table:table-cell table:formula="of:=[.L55]/[.L48]" office:value-type="float" office:value="0.579177284342475" calcext:value-type="float">
            <text:p>0.58</text:p>
          </table:table-cell>
          <table:table-cell table:formula="of:=[.M55]/[.M48]" office:value-type="float" office:value="3.8" calcext:value-type="float">
            <text:p>3.80</text:p>
          </table:table-cell>
          <table:table-cell table:formula="of:=[.R55]/[.R48]" office:value-type="float" office:value="4859.1393558645" calcext:value-type="float">
            <text:p>4859.14</text:p>
          </table:table-cell>
          <table:table-cell/>
          <table:table-cell office:value-type="string" calcext:value-type="string">
            <text:p>sum</text:p>
          </table:table-cell>
          <table:table-cell table:formula="of:=AVERAGE([.U55];[.AF55])" office:value-type="float" office:value="31.4814935" calcext:value-type="float">
            <text:p>31.5</text:p>
          </table:table-cell>
          <table:table-cell table:formula="of:=AVERAGE([.V55];[.AG55])" office:value-type="float" office:value="12.714257" calcext:value-type="float">
            <text:p>12.7</text:p>
          </table:table-cell>
          <table:table-cell table:formula="of:=AVERAGE([.W55];[.AH55])" office:value-type="float" office:value="9.785643" calcext:value-type="float">
            <text:p>9.8</text:p>
          </table:table-cell>
          <table:table-cell table:formula="of:=AVERAGE([.X55];[.AI55])" office:value-type="float" office:value="9.5" calcext:value-type="float">
            <text:p>9.5</text:p>
          </table:table-cell>
          <table:table-cell table:formula="of:=AVERAGE([.Y55];[.AJ55])" office:value-type="float" office:value="3559" calcext:value-type="float">
            <text:p>3559</text:p>
          </table:table-cell>
          <table:table-cell table:formula="of:=AVERAGE([.Z55];[.AK55])" office:value-type="float" office:value="827" calcext:value-type="float">
            <text:p>827</text:p>
          </table:table-cell>
          <table:table-cell table:formula="of:=AVERAGE([.AA55];[.AL55])" office:value-type="float" office:value="2520" calcext:value-type="float">
            <text:p>2520</text:p>
          </table:table-cell>
          <table:table-cell table:formula="of:=AVERAGE([.AB55];[.AM55])" office:value-type="float" office:value="1076" calcext:value-type="float">
            <text:p>1076</text:p>
          </table:table-cell>
          <table:table-cell table:formula="of:=AVERAGE([.AC55];[.AN55])" office:value-type="float" office:value="250.600394" calcext:value-type="float">
            <text:p>250.60</text:p>
          </table:table-cell>
          <table:table-cell/>
          <table:table-cell office:value-type="string" calcext:value-type="string">
            <text:p>sum</text:p>
          </table:table-cell>
          <table:table-cell office:value-type="float" office:value="31.692129" calcext:value-type="float">
            <text:p>31.692129</text:p>
          </table:table-cell>
          <table:table-cell office:value-type="float" office:value="12.714257" calcext:value-type="float">
            <text:p>12.714257</text:p>
          </table:table-cell>
          <table:table-cell office:value-type="float" office:value="9.785643" calcext:value-type="float">
            <text:p>9.785643</text:p>
          </table:table-cell>
          <table:table-cell office:value-type="float" office:value="10" calcext:value-type="float">
            <text:p>10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office:value-type="float" office:value="208.561508" calcext:value-type="float">
            <text:p>208.561508</text:p>
          </table:table-cell>
          <table:table-cell/>
          <table:table-cell office:value-type="string" calcext:value-type="string">
            <text:p>sum</text:p>
          </table:table-cell>
          <table:table-cell office:value-type="float" office:value="31.270858" calcext:value-type="float">
            <text:p>31.270858</text:p>
          </table:table-cell>
          <table:table-cell office:value-type="float" office:value="12.714257" calcext:value-type="float">
            <text:p>12.714257</text:p>
          </table:table-cell>
          <table:table-cell office:value-type="float" office:value="9.785643" calcext:value-type="float">
            <text:p>9.785643</text:p>
          </table:table-cell>
          <table:table-cell office:value-type="float" office:value="9" calcext:value-type="float">
            <text:p>9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office:value-type="float" office:value="292.63928" calcext:value-type="float">
            <text:p>292.63928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string" calcext:value-type="string">
            <text:p>average over scene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2" table:formula="of:=AVERAGE([.C4];[.C15];[.C26];[.C37];[.C48])" office:value-type="float" office:value="1" calcext:value-type="float">
            <text:p>1.00</text:p>
          </table:table-cell>
          <table:table-cell table:formula="of:=AVERAGE([.D4];[.D15];[.D26];[.D37];[.D48])" office:value-type="float" office:value="1" calcext:value-type="float">
            <text:p>1.00</text:p>
          </table:table-cell>
          <table:table-cell table:style-name="ce3" table:formula="of:=AVERAGE([.E4];[.E15];[.E26];[.E37];[.E48])" office:value-type="float" office:value="1" calcext:value-type="float">
            <text:p>1.00</text:p>
          </table:table-cell>
          <table:table-cell table:formula="of:=AVERAGE([.F4];[.F15];[.F26];[.F37];[.F48])" office:value-type="float" office:value="1" calcext:value-type="float">
            <text:p>1.00</text:p>
          </table:table-cell>
          <table:table-cell table:style-name="ce4" table:formula="of:=AVERAGE([.G4];[.G15];[.G26];[.G37];[.G48])" office:value-type="float" office:value="1" calcext:value-type="float">
            <text:p>1.00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AVERAGE([.C5];[.C16];[.C27];[.C38];[.C49])" office:value-type="float" office:value="0.258448274414091" calcext:value-type="float">
            <text:p>0.26</text:p>
          </table:table-cell>
          <table:table-cell table:formula="of:=AVERAGE([.D5];[.D16];[.D27];[.D38];[.D49])" office:value-type="float" office:value="0.42109061842225" calcext:value-type="float">
            <text:p>0.42</text:p>
          </table:table-cell>
          <table:table-cell table:formula="of:=AVERAGE([.E5];[.E16];[.E27];[.E38];[.E49])" office:value-type="float" office:value="0.122336125261652" calcext:value-type="float">
            <text:p>0.12</text:p>
          </table:table-cell>
          <table:table-cell table:formula="of:=AVERAGE([.F5];[.F16];[.F27];[.F38];[.F49])" office:value-type="float" office:value="1.9474358974359" calcext:value-type="float">
            <text:p>1.95</text:p>
          </table:table-cell>
          <table:table-cell table:formula="of:=AVERAGE([.G5];[.G16];[.G27];[.G38];[.G49])" office:value-type="float" office:value="2352.92877641304" calcext:value-type="float">
            <text:p>2352.93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cmul</text:p>
          </table:table-cell>
          <table:table-cell table:formula="of:=AVERAGE([.C6];[.C17];[.C28];[.C39];[.C50])" office:value-type="float" office:value="0.97966639268412" calcext:value-type="float">
            <text:p>0.98</text:p>
          </table:table-cell>
          <table:table-cell table:style-name="ce2" table:formula="of:=AVERAGE([.D6];[.D17];[.D28];[.D39];[.D50])" office:value-type="float" office:value="1.28367573265219" calcext:value-type="float">
            <text:p>1.28</text:p>
          </table:table-cell>
          <table:table-cell table:formula="of:=AVERAGE([.E6];[.E17];[.E28];[.E39];[.E50])" office:value-type="float" office:value="0.655144047132358" calcext:value-type="float">
            <text:p>0.66</text:p>
          </table:table-cell>
          <table:table-cell table:style-name="ce2" table:formula="of:=AVERAGE([.F6];[.F17];[.F28];[.F39];[.F50])" office:value-type="float" office:value="1.96410256410256" calcext:value-type="float">
            <text:p>1.96</text:p>
          </table:table-cell>
          <table:table-cell table:formula="of:=AVERAGE([.G6];[.G17];[.G28];[.G39];[.G50])" office:value-type="float" office:value="13717.7236438903" calcext:value-type="float">
            <text:p>13717.72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csum</text:p>
          </table:table-cell>
          <table:table-cell table:formula="of:=AVERAGE([.C7];[.C18];[.C29];[.C40];[.C51])" office:value-type="float" office:value="0.72878370438062" calcext:value-type="float">
            <text:p>0.73</text:p>
          </table:table-cell>
          <table:table-cell table:formula="of:=AVERAGE([.D7];[.D18];[.D29];[.D40];[.D51])" office:value-type="float" office:value="1.06022413231514" calcext:value-type="float">
            <text:p>1.06</text:p>
          </table:table-cell>
          <table:table-cell table:formula="of:=AVERAGE([.E7];[.E18];[.E29];[.E40];[.E51])" office:value-type="float" office:value="0.510376877130596" calcext:value-type="float">
            <text:p>0.51</text:p>
          </table:table-cell>
          <table:table-cell table:formula="of:=AVERAGE([.F7];[.F18];[.F29];[.F40];[.F51])" office:value-type="float" office:value="1.70910256410256" calcext:value-type="float">
            <text:p>1.71</text:p>
          </table:table-cell>
          <table:table-cell table:formula="of:=AVERAGE([.G7];[.G18];[.G29];[.G40];[.G51])" office:value-type="float" office:value="3516.16908040413" calcext:value-type="float">
            <text:p>3516.17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Gs</text:p>
          </table:table-cell>
          <table:table-cell table:formula="of:=AVERAGE([.C8];[.C19];[.C30];[.C41];[.C52])" office:value-type="float" office:value="0.475386338508617" calcext:value-type="float">
            <text:p>0.48</text:p>
          </table:table-cell>
          <table:table-cell table:formula="of:=AVERAGE([.D8];[.D19];[.D30];[.D41];[.D52])" office:value-type="float" office:value="0.422951641106931" calcext:value-type="float">
            <text:p>0.42</text:p>
          </table:table-cell>
          <table:table-cell table:formula="of:=AVERAGE([.E8];[.E19];[.E30];[.E41];[.E52])" office:value-type="float" office:value="0.62444942278481" calcext:value-type="float">
            <text:p>0.62</text:p>
          </table:table-cell>
          <table:table-cell table:formula="of:=AVERAGE([.F8];[.F19];[.F30];[.F41];[.F52])" office:value-type="float" office:value="0.628846153846154" calcext:value-type="float">
            <text:p>0.63</text:p>
          </table:table-cell>
          <table:table-cell table:style-name="ce3" table:formula="of:=AVERAGE([.G8];[.G19];[.G30];[.G41];[.G52])" office:value-type="float" office:value="1.04237202792036" calcext:value-type="float">
            <text:p>1.04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Gcmul</text:p>
          </table:table-cell>
          <table:table-cell table:formula="of:=AVERAGE([.C9];[.C20];[.C31];[.C42];[.C53])" office:value-type="float" office:value="0.557055528016909" calcext:value-type="float">
            <text:p>0.56</text:p>
          </table:table-cell>
          <table:table-cell table:formula="of:=AVERAGE([.D9];[.D20];[.D31];[.D42];[.D53])" office:value-type="float" office:value="0.651854429724822" calcext:value-type="float">
            <text:p>0.65</text:p>
          </table:table-cell>
          <table:table-cell table:formula="of:=AVERAGE([.E9];[.E20];[.E31];[.E42];[.E53])" office:value-type="float" office:value="0.461917714980459" calcext:value-type="float">
            <text:p>0.46</text:p>
          </table:table-cell>
          <table:table-cell table:formula="of:=AVERAGE([.F9];[.F20];[.F31];[.F42];[.F53])" office:value-type="float" office:value="1.75128205128205" calcext:value-type="float">
            <text:p>1.75</text:p>
          </table:table-cell>
          <table:table-cell table:formula="of:=AVERAGE([.G9];[.G20];[.G31];[.G42];[.G53])" office:value-type="float" office:value="8832.74960165041" calcext:value-type="float">
            <text:p>8832.75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style-name="ce3" table:formula="of:=AVERAGE([.C10];[.C21];[.C32];[.C43];[.C54])" office:value-type="float" office:value="1.39604199188845" calcext:value-type="float">
            <text:p>1.40</text:p>
          </table:table-cell>
          <table:table-cell table:style-name="ce3" table:formula="of:=AVERAGE([.D10];[.D21];[.D32];[.D43];[.D54])" office:value-type="float" office:value="1.65091113503093" calcext:value-type="float">
            <text:p>1.65</text:p>
          </table:table-cell>
          <table:table-cell table:style-name="ce4" table:formula="of:=AVERAGE([.E10];[.E21];[.E32];[.E43];[.E54])" office:value-type="float" office:value="0.915835456868495" calcext:value-type="float">
            <text:p>0.92</text:p>
          </table:table-cell>
          <table:table-cell table:style-name="ce4" table:formula="of:=AVERAGE([.F10];[.F21];[.F32];[.F43];[.F54])" office:value-type="float" office:value="2.0724358974359" calcext:value-type="float">
            <text:p>2.07</text:p>
          </table:table-cell>
          <table:table-cell table:formula="of:=AVERAGE([.G10];[.G21];[.G32];[.G43];[.G54])" office:value-type="float" office:value="7459.82214346575" calcext:value-type="float">
            <text:p>7459.82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style-name="ce4" table:formula="of:=AVERAGE([.C11];[.C22];[.C33];[.C44];[.C55])" office:value-type="float" office:value="1.33973275740314" calcext:value-type="float">
            <text:p>1.34</text:p>
          </table:table-cell>
          <table:table-cell table:style-name="ce4" table:formula="of:=AVERAGE([.D11];[.D22];[.D33];[.D44];[.D55])" office:value-type="float" office:value="1.4985024741992" calcext:value-type="float">
            <text:p>1.50</text:p>
          </table:table-cell>
          <table:table-cell table:style-name="ce4" table:formula="of:=AVERAGE([.E11];[.E22];[.E33];[.E44];[.E55])" office:value-type="float" office:value="0.915835456868495" calcext:value-type="float">
            <text:p>0.92</text:p>
          </table:table-cell>
          <table:table-cell table:style-name="ce3" table:formula="of:=AVERAGE([.F11];[.F22];[.F33];[.F44];[.F55])" office:value-type="float" office:value="2.1074358974359" calcext:value-type="float">
            <text:p>2.11</text:p>
          </table:table-cell>
          <table:table-cell table:style-name="ce2" table:formula="of:=AVERAGE([.G11];[.G22];[.G33];[.G44];[.G55])" office:value-type="float" office:value="1579.39671390772" calcext:value-type="float">
            <text:p>1579.40</text:p>
          </table:table-cell>
          <table:table-cell table:number-columns-repeated="33"/>
        </table:table-row>
        <table:table-row table:style-name="ro1" table:number-rows-repeated="1048508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6:19:46.733798706</meta:creation-date>
    <meta:generator>LibreOffice/7.3.7.2$Linux_X86_64 LibreOffice_project/30$Build-2</meta:generator>
    <dc:date>2023-12-08T22:01:39.864498555</dc:date>
    <meta:editing-duration>PT2H10M35S</meta:editing-duration>
    <meta:editing-cycles>37</meta:editing-cycles>
    <meta:document-statistic meta:table-count="1" meta:cell-count="1697" meta:object-count="0"/>
  </office:meta>
</office:document-meta>
</file>